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Arial1" svg:font-family="Arial1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39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37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" style:family="table-cell" style:parent-style-name="Default" style:data-style-name="N37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37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9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7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7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" style:family="table-cell" style:parent-style-name="Default" style:data-style-name="N3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6" style:family="table-cell" style:parent-style-name="Default" style:data-style-name="N37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7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8" style:family="table-cell" style:parent-style-name="Default" style:data-style-name="N37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37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38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1" style:family="table-cell" style:parent-style-name="Default" style:data-style-name="N38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37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6" style:family="table-cell" style:parent-style-name="Default" style:data-style-name="N37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8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3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3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7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7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7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37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8" style:family="table-cell" style:parent-style-name="Default" style:data-style-name="N37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1" style:family="table-cell" style:parent-style-name="Default" style:data-style-name="N36"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37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37">
      <style:text-properties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37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0">
      <style:text-properties style:font-name="Abyssinica SIL" style:font-name-asian="Abyssinica SIL" style:font-name-complex="Abyssinica SIL"/>
    </style:style>
    <style:style style:name="ce49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0" style:family="table-cell" style:parent-style-name="Default" style:data-style-name="N37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1" style:family="table-cell" style:parent-style-name="Default" style:data-style-name="N41">
      <style:text-properties style:font-name="Abyssinica SIL" style:font-name-asian="Abyssinica SIL" style:font-name-complex="Abyssinica SIL"/>
    </style:style>
    <style:style style:name="ce52" style:family="table-cell" style:parent-style-name="Excel_32_Built-in_32_Normal" style:data-style-name="N42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3" style:family="table-cell" style:parent-style-name="Default" style:data-style-name="N43">
      <style:text-properties style:font-name="Abyssinica SIL" style:font-name-asian="Abyssinica SIL" style:font-name-complex="Abyssinica SIL"/>
    </style:style>
    <style:style style:name="ce54" style:family="table-cell" style:parent-style-name="Default" style:data-style-name="N36">
      <style:text-properties fo:font-size="15pt" style:font-size-asian="15pt" style:font-size-complex="15pt" fo:font-weight="bold" style:font-weight-asian="bold" style:font-weight-complex="bold"/>
    </style:style>
    <style:style style:name="ce55" style:family="table-cell" style:parent-style-name="Default" style:data-style-name="N37"/>
    <style:style style:name="ce56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57" style:family="table-cell" style:parent-style-name="Default" style:data-style-name="N37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36">
      <style:text-properties fo:font-size="15pt" style:font-size-asian="15pt" style:font-size-complex="15pt"/>
    </style:style>
    <style:style style:name="ce59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0" style:family="table-cell" style:parent-style-name="Default" style:data-style-name="N37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41"/>
    <style:style style:name="ce62" style:family="table-cell" style:parent-style-name="Default" style:data-style-name="N41">
      <style:table-cell-properties fo:border-top="none" fo:border-bottom="thin solid #000000" fo:border-left="none" fo:border-right="none"/>
    </style:style>
    <style:style style:name="ce63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4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65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66" style:family="table-cell" style:parent-style-name="Default" style:data-style-name="N36">
      <style:text-properties fo:font-weight="bold" style:font-weight-asian="bold" style:font-weight-complex="bold"/>
    </style:style>
    <style:style style:name="ce67" style:family="table-cell" style:parent-style-name="Default" style:data-style-name="N41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8" style:family="table-cell" style:parent-style-name="Default" style:data-style-name="N44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4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1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2" style:family="table-cell" style:parent-style-name="Excel_32_Built-in_32_Normal" style:data-style-name="N47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3" style:family="table-cell" style:parent-style-name="Excel_32_Built-in_32_Normal" style:data-style-name="N44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4" style:family="table-cell" style:parent-style-name="Excel_32_Built-in_32_Normal" style:data-style-name="N47">
      <style:table-cell-properties style:vertical-align="automatic" fo:background-color="transparent" style:repeat-content="false"/>
      <style:paragraph-properties fo:text-align="start" fo:margin-lef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45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6" style:family="table-cell" style:parent-style-name="Excel_32_Built-in_32_Normal" style:data-style-name="N44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36">
      <style:text-properties style:font-name="Arial1" style:font-name-asian="Arial1" style:font-name-complex="Arial1"/>
    </style:style>
    <style:style style:name="ce78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80" style:family="table-cell" style:parent-style-name="Default" style:data-style-name="N41">
      <style:table-cell-properties fo:border-top="2pt solid #000000" fo:border-bottom="2pt solid #000000" fo:border-left="2pt solid #000000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45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45">
      <style:table-cell-properties fo:border-top="2pt solid #000000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84" style:family="table-cell" style:parent-style-name="Default" style:data-style-name="N36">
      <style:text-properties style:font-name="Calibri Light" style:font-name-asian="Calibri Light" style:font-name-complex="Calibri Light" style:font-family-generic="swiss"/>
    </style:style>
    <style:style style:name="ce85" style:family="table-cell" style:parent-style-name="Default" style:data-style-name="N36"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86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87" style:family="table-cell" style:parent-style-name="Default" style:data-style-name="N36">
      <style:table-cell-properties style:vertical-align="automatic"/>
      <style:text-properties style:font-name="Calibri Light" style:font-name-asian="Calibri Light" style:font-name-complex="Calibri Light" style:font-family-generic="swiss"/>
    </style:style>
    <style:style style:name="ce88" style:family="table-cell" style:parent-style-name="Default" style:data-style-name="N36">
      <style:table-cell-properties style:vertical-align="automatic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89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90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 style:font-family-generic="swiss"/>
    </style:style>
    <style:style style:name="ce91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92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3" style:family="table-cell" style:parent-style-name="Default" style:data-style-name="N36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7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98" style:family="table-cell" style:parent-style-name="Default" style:data-style-name="N5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9" style:family="table-cell" style:parent-style-name="Excel_32_Built-in_32_Normal" style:data-style-name="N56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0" style:family="table-cell" style:parent-style-name="Excel_32_Built-in_32_Normal" style:data-style-name="N56">
      <style:table-cell-properties style:vertical-align="automatic" fo:background-color="transparent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1" style:family="table-cell" style:parent-style-name="Default" style:data-style-name="N56">
      <style:table-cell-properties style:vertical-align="middle" style:repeat-content="false"/>
      <style:paragraph-properties fo:text-align="end" fo:margin-right="0cm"/>
      <style:text-properties style:font-name="Calibri Light" style:font-name-asian="Calibri Light" style:font-name-complex="Calibri Light" style:font-family-generic="swiss"/>
    </style:style>
    <style:style style:name="ce102" style:family="table-cell" style:parent-style-name="Default" style:data-style-name="N56">
      <style:text-properties style:font-name="Calibri Light" style:font-name-asian="Calibri Light" style:font-name-complex="Calibri Light" style:font-family-generic="swiss"/>
    </style:style>
    <style:style style:name="ce103" style:family="table-cell" style:parent-style-name="Default" style:data-style-name="N56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104" style:family="table-cell" style:parent-style-name="Default" style:data-style-name="N56">
      <style:table-cell-properties style:vertical-align="automatic"/>
      <style:text-properties style:font-name="Calibri Light" style:font-name-asian="Calibri Light" style:font-name-complex="Calibri Light" style:font-family-generic="swiss"/>
    </style:style>
    <style:style style:name="ce105" style:family="table-cell" style:parent-style-name="Default" style:data-style-name="N56"/>
    <style:style style:name="ce106" style:family="table-cell" style:parent-style-name="K_246_pr_252_" style:data-style-name="N36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2545cm"/>
    </style:style>
    <style:style style:name="co2" style:family="table-column">
      <style:table-column-properties fo:break-before="auto" style:column-width="2.30716666666667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70933333333333cm"/>
    </style:style>
    <style:style style:name="co6" style:family="table-column">
      <style:table-column-properties fo:break-before="auto" style:column-width="2.24366666666667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1.98966666666667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2616666666667cm"/>
    </style:style>
    <style:style style:name="co11" style:family="table-column">
      <style:table-column-properties fo:break-before="auto" style:column-width="2.0955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5816666666667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1.88383333333333cm"/>
    </style:style>
    <style:style style:name="co17" style:family="table-column">
      <style:table-column-properties fo:break-before="auto" style:column-width="2.032cm"/>
    </style:style>
    <style:style style:name="co18" style:family="table-column">
      <style:table-column-properties fo:break-before="auto" style:column-width="4.0005cm"/>
    </style:style>
    <style:style style:name="co19" style:family="table-column">
      <style:table-column-properties fo:break-before="auto" style:column-width="1.524cm"/>
    </style:style>
    <style:style style:name="co20" style:family="table-column">
      <style:table-column-properties fo:break-before="auto" style:column-width="1.778cm"/>
    </style:style>
    <style:style style:name="co21" style:family="table-column">
      <style:table-column-properties fo:break-before="auto" style:column-width="1.48166666666667cm"/>
    </style:style>
    <style:style style:name="co22" style:family="table-column">
      <style:table-column-properties fo:break-before="auto" style:column-width="2.667cm"/>
    </style:style>
    <style:style style:name="co23" style:family="table-column">
      <style:table-column-properties fo:break-before="auto" style:column-width="4.04283333333333cm"/>
    </style:style>
    <style:style style:name="co24" style:family="table-column">
      <style:table-column-properties fo:break-before="auto" style:column-width="1.5875cm"/>
    </style:style>
    <style:style style:name="co25" style:family="table-column">
      <style:table-column-properties fo:break-before="auto" style:column-width="1.94733333333333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73566666666667cm"/>
    </style:style>
    <style:style style:name="co29" style:family="table-column">
      <style:table-column-properties fo:break-before="auto" style:column-width="0.4445cm"/>
    </style:style>
    <style:style style:name="co30" style:family="table-column">
      <style:table-column-properties fo:break-before="auto" style:column-width="6.2865cm"/>
    </style:style>
    <style:style style:name="co31" style:family="table-column">
      <style:table-column-properties fo:break-before="auto" style:column-width="2.26483333333333cm"/>
    </style:style>
    <style:style style:name="co32" style:family="table-column">
      <style:table-column-properties fo:break-before="auto" style:column-width="2.51883333333333cm"/>
    </style:style>
    <style:style style:name="co33" style:family="table-column">
      <style:table-column-properties fo:break-before="auto" style:column-width="0.889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2.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9.2pt" style:use-optimal-row-height="true" fo:break-before="auto"/>
    </style:style>
    <style:style style:name="ro8" style:family="table-row">
      <style:table-row-properties style:row-height="18.6pt" style:use-optimal-row-height="true" fo:break-before="auto"/>
    </style:style>
    <style:style style:name="ro9" style:family="table-row">
      <style:table-row-properties style:row-height="5.85pt" style:use-optimal-row-height="false" fo:break-before="auto"/>
    </style:style>
    <style:style style:name="ro10" style:family="table-row">
      <style:table-row-properties style:row-height="17.4pt" style:use-optimal-row-height="true" fo:break-before="auto"/>
    </style:style>
    <style:style style:name="ro11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6" table:number-columns-repeated="47" table:default-cell-style-name="ce4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string" table:style-name="ce2">
            <text:p>31-12-2022</text:p>
          </table:table-cell>
          <table:table-cell table:style-name="ce3"/>
          <table:table-cell table:number-columns-repeated="4" table:style-name="ce4"/>
          <table:table-cell table:number-columns-repeated="8" table:style-name="ce3"/>
          <table:table-cell table:number-columns-repeated="16370"/>
        </table:table-row>
        <table:table-row table:style-name="ro2">
          <table:table-cell office:value-type="string" table:style-name="ce5">
            <text:p>2023 YILI TOPLAM KİRA GELİRLERİNİN HİSSE ORANLARI</text:p>
          </table:table-cell>
          <table:table-cell table:style-name="ce6"/>
          <table:table-cell table:number-columns-repeated="3" table:style-name="ce7"/>
          <table:table-cell table:style-name="ce8"/>
          <table:table-cell table:number-columns-repeated="8" table:style-name="ce3"/>
          <table:table-cell table:number-columns-repeated="16370"/>
        </table:table-row>
        <table:table-row table:style-name="ro1">
          <table:table-cell table:style-name="ce9"/>
          <table:table-cell table:number-columns-repeated="4" table:style-name="ce3"/>
          <table:table-cell table:style-name="ce10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table:style-name="ce11"/>
          <table:table-cell office:value-type="string" table:style-name="ce1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Lise kira geliri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table:style-name="ce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['03_LS'.G1]" table:style-name="ce16">
            <text:p>0,00</text:p>
          </table:table-cell>
          <table:table-cell office:value-type="float" office:value="0" table:formula="of:=[.A6]*[.B5]" table:style-name="ce17">
            <text:p>0,00</text:p>
          </table:table-cell>
          <table:table-cell office:value-type="float" office:value="0" table:formula="of:=[.C5]*[.A6]" table:style-name="ce17">
            <text:p>0,00</text:p>
          </table:table-cell>
          <table:table-cell office:value-type="float" office:value="0" table:formula="of:=[.D5]*[.A6]" table:style-name="ce17">
            <text:p>0,00</text:p>
          </table:table-cell>
          <table:table-cell office:value-type="float" office:value="0" table:formula="of:=[.E5]*[.A6]" table:style-name="ce17">
            <text:p>0,00</text:p>
          </table:table-cell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ygaz Kira Geliri</text:p>
          </table:table-cell>
          <table:table-cell table:style-name="ce3"/>
          <table:table-cell table:style-name="ce20"/>
          <table:table-cell office:value-type="percentage" office:value="0.54200000000000004" table:style-name="ce20">
            <text:p>54,20%</text:p>
          </table:table-cell>
          <table:table-cell office:value-type="percentage" office:value="0.125" table:style-name="ce20">
            <text:p>12,50%</text:p>
          </table:table-cell>
          <table:table-cell office:value-type="percentage" office:value="0.33300000000000002" table:style-name="ce21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5_APay-Mlngz'.G1]" table:style-name="ce19">
            <text:p>0,00</text:p>
          </table:table-cell>
          <table:table-cell table:number-columns-repeated="2" table:style-name="ce4"/>
          <table:table-cell office:value-type="float" office:value="0" table:formula="of:=[.D7]*[.A8]" table:style-name="ce4">
            <text:p>0,00</text:p>
          </table:table-cell>
          <table:table-cell office:value-type="float" office:value="0" table:formula="of:=[.E7]*[.A8]" table:style-name="ce4">
            <text:p>0,00</text:p>
          </table:table-cell>
          <table:table-cell office:value-type="float" office:value="0" table:formula="of:=[.F7]*[.A8]" table:style-name="ce22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P Milangaz</text:p>
          </table:table-cell>
          <table:table-cell table:style-name="ce23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5_APay-Mlngz'.G11]" table:style-name="ce19">
            <text:p>0,00</text:p>
          </table:table-cell>
          <table:table-cell table:style-name="ce25"/>
          <table:table-cell table:style-name="ce17"/>
          <table:table-cell office:value-type="float" office:value="0" table:formula="of:=[.D9]*[.A10]" table:style-name="ce17">
            <text:p>0,00</text:p>
          </table:table-cell>
          <table:table-cell office:value-type="float" office:value="0" table:formula="of:=[.E9]*[.A10]" table:style-name="ce17">
            <text:p>0,00</text:p>
          </table:table-cell>
          <table:table-cell office:value-type="float" office:value="0" table:formula="of:=[.F9]*[.A10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Ön</text:p>
          </table:table-cell>
          <table:table-cell table:style-name="ce6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66666.666666666672" table:formula="of:=['004_APYkm'.G1]*2/3" table:style-name="ce26">
            <text:p>66.666,67</text:p>
          </table:table-cell>
          <table:table-cell table:style-name="ce27"/>
          <table:table-cell table:style-name="ce4"/>
          <table:table-cell office:value-type="float" office:value="36133.333333333336" table:formula="of:=[.D11]*[.A12]" table:style-name="ce17">
            <text:p>36.133,33</text:p>
          </table:table-cell>
          <table:table-cell office:value-type="float" office:value="8333.3333333333339" table:formula="of:=[.E11]*[.A12]" table:style-name="ce17">
            <text:p>8.333,33</text:p>
          </table:table-cell>
          <table:table-cell office:value-type="float" office:value="22200.000000000004" table:formula="of:=[.F11]*[.A12]" table:style-name="ce18">
            <text:p>22.2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Arka</text:p>
          </table:table-cell>
          <table:table-cell table:style-name="ce6"/>
          <table:table-cell table:style-name="ce15"/>
          <table:table-cell office:value-type="percentage" office:value="0.32500000000000001" table:formula="of:=13/40" table:style-name="ce15">
            <text:p>32,50%</text:p>
          </table:table-cell>
          <table:table-cell office:value-type="percentage" office:value="7.4999999999999997E-2" table:formula="of:=3/40" table:style-name="ce15">
            <text:p>7,50%</text:p>
          </table:table-cell>
          <table:table-cell office:value-type="percentage" office:value="0.6" table:style-name="ce15">
            <text:p>60,0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33333.333333333336" table:formula="of:=['004_APYkm'.G1]*1/3" table:style-name="ce26">
            <text:p>33.333,33</text:p>
          </table:table-cell>
          <table:table-cell table:style-name="ce27"/>
          <table:table-cell table:style-name="ce4"/>
          <table:table-cell office:value-type="float" office:value="10833.333333333334" table:formula="of:=[.D13]*[.A14]" table:style-name="ce17">
            <text:p>10.833,33</text:p>
          </table:table-cell>
          <table:table-cell office:value-type="float" office:value="2500" table:formula="of:=[.E13]*[.A14]" table:style-name="ce17">
            <text:p>2.500,00</text:p>
          </table:table-cell>
          <table:table-cell office:value-type="float" office:value="20000" table:formula="of:=[.F13]*[.A14]" table:style-name="ce18">
            <text:p>20.0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26">
            <text:p>AP TOPLAM</text:p>
          </table:table-cell>
          <table:table-cell table:style-name="ce27"/>
          <table:table-cell table:style-name="ce4"/>
          <table:table-cell office:value-type="float" office:value="46966.666666666672" table:formula="of:=[.D8]+[.D10]+[.D12]+[.D14]" table:style-name="ce17">
            <text:p>46.966,67</text:p>
          </table:table-cell>
          <table:table-cell office:value-type="float" office:value="10833.333333333334" table:formula="of:=[.E8]+[.E10]+[.E12]+[.E14]" table:style-name="ce17">
            <text:p>10.833,33</text:p>
          </table:table-cell>
          <table:table-cell office:value-type="float" office:value="42200" table:formula="of:=[.F8]+[.F10]+[.F12]+[.F14]" table:style-name="ce17">
            <text:p>42.2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100000" table:formula="of:=[.A14]+[.A12]+[.A10]+[.A8]" table:style-name="ce16">
            <text:p>100.000,00</text:p>
          </table:table-cell>
          <table:table-cell table:style-name="ce27"/>
          <table:table-cell table:style-name="ce4"/>
          <table:table-cell table:number-columns-repeated="2" table:style-name="ce17"/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100000" table:formula="of:=[.A6]+[.A16]" table:style-name="ce16">
            <text:p>100.000,00</text:p>
          </table:table-cell>
          <table:table-cell office:value-type="percentage" office:value="0" table:formula="of:=[.B19]/[.$A$19]" table:style-name="ce28">
            <text:p>0,00%</text:p>
          </table:table-cell>
          <table:table-cell office:value-type="percentage" office:value="0" table:formula="of:=[.C19]/[.$A$19]" table:style-name="ce29">
            <text:p>0,00%</text:p>
          </table:table-cell>
          <table:table-cell office:value-type="percentage" office:value="0.46966666666666673" table:formula="of:=[.D19]/[.$A$19]" table:style-name="ce29">
            <text:p>46,97%</text:p>
          </table:table-cell>
          <table:table-cell office:value-type="percentage" office:value="0.10833333333333334" table:formula="of:=[.E19]/[.$A$19]" table:style-name="ce29">
            <text:p>10,83%</text:p>
          </table:table-cell>
          <table:table-cell office:value-type="percentage" office:value="0.42199999999999999" table:formula="of:=[.F19]/[.$A$19]" table:style-name="ce30">
            <text:p>42,2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string" table:style-name="ce31">
            <text:p>TOPLAM</text:p>
          </table:table-cell>
          <table:table-cell office:value-type="string" table:style-name="ce3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100000" table:formula="of:=SUM([.B19:.F19])" table:style-name="ce33">
            <text:p>100.000,00</text:p>
          </table:table-cell>
          <table:table-cell office:value-type="float" office:value="0" table:formula="of:=[.B10]+[.B12]+[.B8]+[.B6]" table:style-name="ce33">
            <text:p>0,00</text:p>
          </table:table-cell>
          <table:table-cell office:value-type="float" office:value="0" table:formula="of:=[.C10]+[.C12]+[.C8]+[.C6]" table:style-name="ce34">
            <text:p>0,00</text:p>
          </table:table-cell>
          <table:table-cell office:value-type="float" office:value="46966.666666666672" table:formula="of:=[.D10]+[.D12]+[.D8]+[.D6]+[.D14]" table:style-name="ce34">
            <text:p>46.966,67</text:p>
          </table:table-cell>
          <table:table-cell office:value-type="float" office:value="10833.333333333334" table:formula="of:=[.E10]+[.E12]+[.E8]+[.E6]+[.E14]" table:style-name="ce34">
            <text:p>10.833,33</text:p>
          </table:table-cell>
          <table:table-cell office:value-type="float" office:value="42200" table:formula="of:=[.F10]+[.F15]+[.F8]+[.F6]" table:style-name="ce34">
            <text:p>42.2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string" table:style-name="ce35">
            <text:p>bu tablodaki rakamlar giderler düşüldükten sonra hesaplanan net miktarlardır.</text:p>
          </table:table-cell>
          <table:table-cell table:number-columns-repeated="7" table:style-name="ce35"/>
          <table:table-cell table:number-columns-repeated="56" table:style-name="ce36"/>
          <table:table-cell table:number-columns-repeated="16320"/>
        </table:table-row>
        <table:table-row table:number-rows-repeated="3" table:style-name="ro2">
          <table:table-cell table:number-columns-repeated="2" table:style-name="ce37"/>
          <table:table-cell table:style-name="ce38"/>
          <table:table-cell table:style-name="ce37"/>
          <table:table-cell table:style-name="ce39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6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number-columns-repeated="2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7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"/>
          <table:table-cell table:style-name="ce40"/>
          <table:table-cell table:style-name="ce3"/>
          <table:table-cell table:number-columns-repeated="58" table:style-name="ce4"/>
          <table:table-cell table:number-columns-repeated="16320"/>
        </table:table-row>
        <table:table-row table:style-name="ro2">
          <table:table-cell table:number-columns-repeated="4" table:style-name="ce3"/>
          <table:table-cell table:style-name="ce39"/>
          <table:table-cell table:style-name="ce3"/>
          <table:table-cell table:number-columns-repeated="58" table:style-name="ce4"/>
          <table:table-cell table:number-columns-repeated="16320"/>
        </table:table-row>
        <table:table-row table:number-rows-repeated="2" table:style-name="ro1">
          <table:table-cell table:number-columns-repeated="64" table:style-name="ce3"/>
          <table:table-cell table:number-columns-repeated="16320"/>
        </table:table-row>
        <table:table-row table:style-name="ro1">
          <table:table-cell table:number-columns-repeated="6" table:style-name="ce3"/>
          <table:table-cell table:number-columns-repeated="58" table:style-name="ce4"/>
          <table:table-cell table:number-columns-repeated="16320"/>
        </table:table-row>
        <table:table-row table:number-rows-repeated="8" table:style-name="ro1">
          <table:table-cell table:number-columns-repeated="6" table:style-name="ce3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004_APYkm" table:style-name="ta1">
        <table:table-column table:style-name="co12" table:default-cell-style-name="ce43"/>
        <table:table-column table:style-name="co14" table:default-cell-style-name="ce43"/>
        <table:table-column table:style-name="co15" table:default-cell-style-name="ce42"/>
        <table:table-column table:style-name="co12" table:default-cell-style-name="ce43"/>
        <table:table-column table:style-name="co8" table:default-cell-style-name="ce43"/>
        <table:table-column table:style-name="co16" table:default-cell-style-name="ce42"/>
        <table:table-column table:style-name="co12" table:default-cell-style-name="ce42"/>
        <table:table-column table:style-name="co17" table:default-cell-style-name="ce42"/>
        <table:table-column table:style-name="co6" table:number-columns-repeated="1015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2">
          <table:table-cell office:value-type="string" table:style-name="ce41">
            <text:p>Ali Paşa Yıkama 2011-2022</text:p>
          </table:table-cell>
          <table:table-cell table:style-name="ce1"/>
          <table:table-cell table:style-name="ce42"/>
          <table:table-cell table:style-name="ce43"/>
          <table:table-cell office:value-type="string" table:style-name="ce44">
            <text:p>Toplam</text:p>
          </table:table-cell>
          <table:table-cell office:value-type="float" office:value="100000" table:formula="of:=SUM([.F4:.F17])" table:style-name="ce45">
            <text:p>100.000,00</text:p>
          </table:table-cell>
          <table:table-cell office:value-type="float" office:value="100000" table:formula="of:=SUM([.G4:.G17])" table:style-name="ce45">
            <text:p>100.000,00</text:p>
          </table:table-cell>
          <table:table-cell office:value-type="float" office:value="0" table:formula="of:=[.F1]-[.G1]" table:style-name="ce45">
            <text:p>0,00</text:p>
          </table:table-cell>
          <table:table-cell table:number-columns-repeated="16376"/>
        </table:table-row>
        <table:table-row table:style-name="ro3">
          <table:table-cell table:number-columns-repeated="2" table:style-name="ce43"/>
          <table:table-cell table:style-name="ce42"/>
          <table:table-cell table:number-columns-repeated="2" table:style-name="ce43"/>
          <table:table-cell table:number-columns-repeated="3" table:style-name="ce42"/>
          <table:table-cell table:number-columns-repeated="16376"/>
        </table:table-row>
        <table:table-row table:style-name="ro3">
          <table:table-cell office:value-type="string" table:style-name="ce46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3">
          <table:table-cell table:number-columns-repeated="2" table:style-name="ce43"/>
          <table:table-cell table:style-name="ce42"/>
          <table:table-cell table:number-columns-repeated="2" table:style-name="ce43"/>
          <table:table-cell table:number-columns-repeated="3" table:style-name="ce42"/>
          <table:table-cell table:number-columns-repeated="16376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table:style-name="ce43"/>
          <table:table-cell table:style-name="ce42"/>
          <table:table-cell table:number-columns-repeated="2" table:style-name="ce43"/>
          <table:table-cell table:style-name="ce42"/>
          <table:table-cell office:value-type="float" office:value="100000" table:style-name="ce42">
            <text:p>100.000,00</text:p>
          </table:table-cell>
          <table:table-cell office:value-type="float" office:value="0" table:formula="of:=[.H6]+[.F5]-[.G5]" table:style-name="ce42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table:number-columns-repeated="2" table:style-name="ce42"/>
          <table:table-cell table:number-columns-repeated="2" table:style-name="ce43"/>
          <table:table-cell office:value-type="float" office:value="100000" table:style-name="ce43">
            <text:p>100000</text:p>
          </table:table-cell>
          <table:table-cell table:style-name="ce49"/>
          <table:table-cell office:value-type="float" office:value="100000" table:formula="of:=[.H7]+[.F6]-[.G6]" table:style-name="ce42">
            <text:p>100.000,00</text:p>
          </table:table-cell>
          <table:table-cell table:number-columns-repeated="16376"/>
        </table:table-row>
        <table:table-row table:style-name="ro3">
          <table:table-cell table:number-columns-repeated="2" table:style-name="ce43"/>
          <table:table-cell table:style-name="ce42"/>
          <table:table-cell table:number-columns-repeated="2" table:style-name="ce43"/>
          <table:table-cell table:number-columns-repeated="2" table:style-name="ce42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style-name="ro3">
          <table:table-cell table:style-name="ce43"/>
          <table:table-cell table:number-columns-repeated="2" table:style-name="ce42"/>
          <table:table-cell table:number-columns-repeated="2" table:style-name="ce43"/>
          <table:table-cell table:number-columns-repeated="3" table:style-name="ce42"/>
          <table:table-cell table:number-columns-repeated="16376"/>
        </table:table-row>
        <table:table-row table:number-rows-repeated="1048568" table:style-name="ro4">
          <table:table-cell table:number-columns-repeated="16384"/>
        </table:table-row>
      </table:table>
      <table:table table:name="03_LS" table:style-name="ta1">
        <table:table-column table:style-name="co12" table:default-cell-style-name="ce51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11" table:default-cell-style-name="ce42"/>
        <table:table-column table:style-name="co10" table:default-cell-style-name="ce42"/>
        <table:table-column table:style-name="co22" table:default-cell-style-name="ce42"/>
        <table:table-column table:style-name="co6" table:number-columns-repeated="56" table:default-cell-style-name="ce42"/>
        <table:table-column table:style-name="co6" table:number-columns-repeated="959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5">
          <table:table-cell office:value-type="string" table:style-name="ce50">
            <text:p>Lise arkası Kira</text:p>
          </table:table-cell>
          <table:table-cell table:number-columns-repeated="3" table:style-name="ce43"/>
          <table:table-cell office:value-type="string" table:style-name="ce44">
            <text:p>Toplam</text:p>
          </table:table-cell>
          <table:table-cell office:value-type="float" office:value="150000" table:formula="of:=SUM([.F4:.F17])" table:style-name="ce45">
            <text:p>150.000,00</text:p>
          </table:table-cell>
          <table:table-cell office:value-type="float" office:value="0" table:formula="of:=SUM([.G4:.G17])" table:style-name="ce45">
            <text:p>0,00</text:p>
          </table:table-cell>
          <table:table-cell office:value-type="float" office:value="150000" table:formula="of:=[.F1]-[.G1]" table:style-name="ce45">
            <text:p>150.000,00</text:p>
          </table:table-cell>
          <table:table-cell table:number-columns-repeated="16376"/>
        </table:table-row>
        <table:table-row table:style-name="ro5">
          <table:table-cell table:style-name="ce50"/>
          <table:table-cell table:style-name="ce43"/>
          <table:table-cell table:number-columns-repeated="2" table:style-name="ce50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office:value-type="string" table:style-name="ce46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5">
          <table:table-cell table:style-name="ce51"/>
          <table:table-cell table:number-columns-repeated="3" table:style-name="ce42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style-name="ce43"/>
          <table:table-cell table:style-name="ce52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150000" table:formula="of:=[.H6]+[.F5]-[.G5]" table:style-name="ce42">
            <text:p>150.000,00</text:p>
          </table:table-cell>
          <table:table-cell table:number-columns-repeated="16376"/>
        </table:table-row>
        <table:table-row table:style-name="ro5">
          <table:table-cell table:style-name="ce51"/>
          <table:table-cell table:style-name="ce52"/>
          <table:table-cell table:style-name="ce43"/>
          <table:table-cell table:style-name="ce42"/>
          <table:table-cell table:style-name="ce43"/>
          <table:table-cell office:value-type="float" office:value="150000" table:style-name="ce43">
            <text:p>150000</text:p>
          </table:table-cell>
          <table:table-cell table:style-name="ce49"/>
          <table:table-cell office:value-type="float" office:value="150000" table:formula="of:=[.H7]+[.F6]-[.G6]" table:style-name="ce42">
            <text:p>150.000,00</text:p>
          </table:table-cell>
          <table:table-cell table:number-columns-repeated="16376"/>
        </table:table-row>
        <table:table-row table:style-name="ro5">
          <table:table-cell table:style-name="ce51"/>
          <table:table-cell table:style-name="ce42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style-name="ro5">
          <table:table-cell table:style-name="ce51"/>
          <table:table-cell table:style-name="ce42"/>
          <table:table-cell table:style-name="ce43"/>
          <table:table-cell table:number-columns-repeated="61" table:style-name="ce42"/>
          <table:table-cell table:number-columns-repeated="16320"/>
        </table:table-row>
        <table:table-row table:style-name="ro5">
          <table:table-cell table:number-columns-repeated="5"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style-name="ce53"/>
          <table:table-cell table:style-name="ce52"/>
          <table:table-cell table:style-name="ce42"/>
          <table:table-cell table:style-name="ce52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number-columns-repeated="5"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style-name="ce53"/>
          <table:table-cell table:style-name="ce52"/>
          <table:table-cell table:style-name="ce42"/>
          <table:table-cell table:style-name="ce52"/>
          <table:table-cell table:style-name="ce43"/>
          <table:table-cell table:number-columns-repeated="59" table:style-name="ce42"/>
          <table:table-cell table:number-columns-repeated="16320"/>
        </table:table-row>
        <table:table-row table:number-rows-repeated="2" table:style-name="ro5">
          <table:table-cell table:number-columns-repeated="5"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style-name="ce53"/>
          <table:table-cell table:number-columns-repeated="3" table:style-name="ce42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number-columns-repeated="5" table:style-name="ce43"/>
          <table:table-cell table:number-columns-repeated="59" table:style-name="ce42"/>
          <table:table-cell table:number-columns-repeated="16320"/>
        </table:table-row>
        <table:table-row table:style-name="ro5">
          <table:table-cell table:number-columns-repeated="5" table:style-name="ce43"/>
          <table:table-cell table:number-columns-repeated="16379"/>
        </table:table-row>
        <table:table-row table:number-rows-repeated="1048508" table:style-name="ro5">
          <table:table-cell table:number-columns-repeated="16384"/>
        </table:table-row>
        <table:table-row table:number-rows-repeated="51" table:style-name="ro6">
          <table:table-cell table:number-columns-repeated="16384"/>
        </table:table-row>
      </table:table>
      <table:table table:name="005_APay-Mlngz" table:style-name="ta1">
        <table:table-column table:style-name="co12" table:default-cell-style-name="ce1"/>
        <table:table-column table:style-name="co23" table:default-cell-style-name="ce1"/>
        <table:table-column table:style-name="co24" table:default-cell-style-name="ce55"/>
        <table:table-column table:style-name="co12" table:default-cell-style-name="ce1"/>
        <table:table-column table:style-name="co25" table:default-cell-style-name="ce1"/>
        <table:table-column table:style-name="co26" table:default-cell-style-name="ce55"/>
        <table:table-column table:style-name="co27" table:default-cell-style-name="ce55"/>
        <table:table-column table:style-name="co28" table:default-cell-style-name="ce55"/>
        <table:table-column table:style-name="co13" table:number-columns-repeated="16376" table:default-cell-style-name="ce1"/>
        <table:table-row table:style-name="ro7">
          <table:table-cell table:style-name="ce1"/>
          <table:table-cell office:value-type="string" table:style-name="ce54">
            <text:p>Ali Paşa Aygaz</text:p>
          </table:table-cell>
          <table:table-cell table:style-name="ce55"/>
          <table:table-cell table:style-name="ce1"/>
          <table:table-cell office:value-type="string" table:style-name="ce56">
            <text:p>Toplam</text:p>
          </table:table-cell>
          <table:table-cell office:value-type="float" office:value="0" table:formula="of:=SUM([.F4:.F9])" table:style-name="ce45">
            <text:p>0,00</text:p>
          </table:table-cell>
          <table:table-cell office:value-type="float" office:value="0" table:formula="of:=SUM([.G4:.G9])" table:style-name="ce57">
            <text:p>0,00</text:p>
          </table:table-cell>
          <table:table-cell office:value-type="float" office:value="0" table:formula="of:=[.F1]-[.G1]" table:style-name="ce45">
            <text:p>0,00</text:p>
          </table:table-cell>
          <table:table-cell table:number-columns-repeated="16376"/>
        </table:table-row>
        <table:table-row table:style-name="ro8">
          <table:table-cell table:style-name="ce1"/>
          <table:table-cell table:style-name="ce58"/>
          <table:table-cell table:style-name="ce55"/>
          <table:table-cell table:number-columns-repeated="16381" table:style-name="ce1"/>
        </table:table-row>
        <table:table-row table:style-name="ro3">
          <table:table-cell office:value-type="string" table:style-name="ce59">
            <text:p>Tarih</text:p>
          </table:table-cell>
          <table:table-cell office:value-type="string" table:style-name="ce59">
            <text:p>Açıklama</text:p>
          </table:table-cell>
          <table:table-cell office:value-type="string" table:style-name="ce60">
            <text:p>Artış %</text:p>
          </table:table-cell>
          <table:table-cell office:value-type="string" table:style-name="ce59">
            <text:p>Başlangıç</text:p>
          </table:table-cell>
          <table:table-cell office:value-type="string" table:style-name="ce59">
            <text:p>Bitiş</text:p>
          </table:table-cell>
          <table:table-cell office:value-type="string" table:style-name="ce60">
            <text:p>Kira bedeli</text:p>
          </table:table-cell>
          <table:table-cell office:value-type="string" table:style-name="ce60">
            <text:p>Ödeme</text:p>
          </table:table-cell>
          <table:table-cell office:value-type="string" table:style-name="ce60">
            <text:p>Bakiye</text:p>
          </table:table-cell>
          <table:table-cell table:number-columns-repeated="16376"/>
        </table:table-row>
        <table:table-row table:number-rows-repeated="3" table:style-name="ro3">
          <table:table-cell table:style-name="ce61"/>
          <table:table-cell table:style-name="ce1"/>
          <table:table-cell table:style-name="ce55"/>
          <table:table-cell table:number-columns-repeated="2" table:style-name="ce61"/>
          <table:table-cell table:number-columns-repeated="3" table:style-name="ce55"/>
          <table:table-cell table:number-columns-repeated="16376"/>
        </table:table-row>
        <table:table-row table:style-name="ro3">
          <table:table-cell table:style-name="ce61"/>
          <table:table-cell table:style-name="ce1"/>
          <table:table-cell table:style-name="ce55"/>
          <table:table-cell table:number-columns-repeated="2" table:style-name="ce61"/>
          <table:table-cell table:number-columns-repeated="2" table:style-name="ce55"/>
          <table:table-cell office:value-type="float" office:value="0" table:formula="of:=[.H8]+[.F7]-[.G7]" table:style-name="ce55">
            <text:p>0,00</text:p>
          </table:table-cell>
          <table:table-cell table:number-columns-repeated="16376"/>
        </table:table-row>
        <table:table-row table:style-name="ro3">
          <table:table-cell table:style-name="ce61"/>
          <table:table-cell table:style-name="ce1"/>
          <table:table-cell table:style-name="ce55"/>
          <table:table-cell table:number-columns-repeated="2" table:style-name="ce61"/>
          <table:table-cell table:number-columns-repeated="2" table:style-name="ce55"/>
          <table:table-cell office:value-type="float" office:value="0" table:formula="of:=[.F8]-[.G8]" table:style-name="ce55">
            <text:p>0,00</text:p>
          </table:table-cell>
          <table:table-cell table:number-columns-repeated="16376"/>
        </table:table-row>
        <table:table-row table:style-name="ro9">
          <table:table-cell table:style-name="ce62"/>
          <table:table-cell table:style-name="ce63"/>
          <table:table-cell table:style-name="ce64"/>
          <table:table-cell table:number-columns-repeated="2" table:style-name="ce62"/>
          <table:table-cell table:number-columns-repeated="3" table:style-name="ce64"/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5"/>
          <table:table-cell table:number-columns-repeated="2" table:style-name="ce1"/>
          <table:table-cell table:number-columns-repeated="3" table:style-name="ce55"/>
          <table:table-cell table:number-columns-repeated="16376"/>
        </table:table-row>
        <table:table-row table:style-name="ro10">
          <table:table-cell table:style-name="ce1"/>
          <table:table-cell office:value-type="string" table:style-name="ce65">
            <text:p>Ali Paşa Milangaz</text:p>
          </table:table-cell>
          <table:table-cell table:style-name="ce55"/>
          <table:table-cell table:style-name="ce1"/>
          <table:table-cell office:value-type="string" table:style-name="ce56">
            <text:p>Toplam</text:p>
          </table:table-cell>
          <table:table-cell office:value-type="float" office:value="0" table:formula="of:=SUM([.F14:.F27])" table:style-name="ce45">
            <text:p>0,00</text:p>
          </table:table-cell>
          <table:table-cell office:value-type="float" office:value="0" table:formula="of:=SUM([.G14:.G27])" table:style-name="ce45">
            <text:p>0,00</text:p>
          </table:table-cell>
          <table:table-cell office:value-type="float" office:value="0" table:formula="of:=[.F11]-[.G11]" table:style-name="ce45">
            <text:p>0,00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5"/>
          <table:table-cell table:number-columns-repeated="2" table:style-name="ce1"/>
          <table:table-cell table:number-columns-repeated="3" table:style-name="ce55"/>
          <table:table-cell table:number-columns-repeated="16376"/>
        </table:table-row>
        <table:table-row table:style-name="ro3">
          <table:table-cell office:value-type="string" table:style-name="ce59">
            <text:p>Tarih</text:p>
          </table:table-cell>
          <table:table-cell office:value-type="string" table:style-name="ce59">
            <text:p>Açıklama</text:p>
          </table:table-cell>
          <table:table-cell office:value-type="string" table:style-name="ce60">
            <text:p>Artış %</text:p>
          </table:table-cell>
          <table:table-cell office:value-type="string" table:style-name="ce59">
            <text:p>Başlangıç</text:p>
          </table:table-cell>
          <table:table-cell office:value-type="string" table:style-name="ce59">
            <text:p>Bitiş</text:p>
          </table:table-cell>
          <table:table-cell office:value-type="string" table:style-name="ce60">
            <text:p>Kira bedeli</text:p>
          </table:table-cell>
          <table:table-cell office:value-type="string" table:style-name="ce60">
            <text:p>Ödeme</text:p>
          </table:table-cell>
          <table:table-cell office:value-type="string" table:style-name="ce60">
            <text:p>Bakiye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5"/>
          <table:table-cell table:number-columns-repeated="2" table:style-name="ce1"/>
          <table:table-cell table:number-columns-repeated="3" table:style-name="ce55"/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55"/>
          <table:table-cell table:number-columns-repeated="2" table:style-name="ce1"/>
          <table:table-cell table:number-columns-repeated="2" table:style-name="ce55"/>
          <table:table-cell office:value-type="float" office:value="0" table:formula="of:=[.H16]+[.F15]-[.G15]" table:style-name="ce55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9-30T00:00:00" table:style-name="ce61">
            <text:p>09.30.2019</text:p>
          </table:table-cell>
          <table:table-cell office:value-type="string" table:style-name="ce1">
            <text:p>nakit</text:p>
          </table:table-cell>
          <table:table-cell table:style-name="ce55"/>
          <table:table-cell table:number-columns-repeated="2" table:style-name="ce1"/>
          <table:table-cell table:number-columns-repeated="2" table:style-name="ce55"/>
          <table:table-cell office:value-type="float" office:value="0" table:formula="of:=[.H17]+[.F16]-[.G16]" table:style-name="ce55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7-28T00:00:00" table:style-name="ce61">
            <text:p>07.28.2019</text:p>
          </table:table-cell>
          <table:table-cell office:value-type="string" table:style-name="ce66">
            <text:p>atila vakıf havale</text:p>
          </table:table-cell>
          <table:table-cell table:style-name="ce55"/>
          <table:table-cell table:number-columns-repeated="2" table:style-name="ce1"/>
          <table:table-cell table:number-columns-repeated="2" table:style-name="ce55"/>
          <table:table-cell office:value-type="float" office:value="0" table:formula="of:=[.H18]+[.F17]-[.G17]" table:style-name="ce55">
            <text:p>0,00</text:p>
          </table:table-cell>
          <table:table-cell table:number-columns-repeated="16376"/>
        </table:table-row>
        <table:table-row table:number-rows-repeated="1048559" table:style-name="ro4">
          <table:table-cell table:number-columns-repeated="16384"/>
        </table:table-row>
      </table:table>
      <table:table table:name="Slnk" table:style-name="ta2">
        <table:table-column table:style-name="co29" table:default-cell-style-name="ce67"/>
        <table:table-column table:style-name="co11" table:default-cell-style-name="ce98"/>
        <table:table-column table:style-name="co30" table:default-cell-style-name="ce67"/>
        <table:table-column table:style-name="co17" table:default-cell-style-name="ce68"/>
        <table:table-column table:style-name="co31" table:default-cell-style-name="ce69"/>
        <table:table-column table:style-name="co32" table:default-cell-style-name="ce68"/>
        <table:table-column table:style-name="co33" table:default-cell-style-name="ce70"/>
        <table:table-column table:style-name="co6" table:number-columns-repeated="5" table:default-cell-style-name="ce70"/>
        <table:table-column table:style-name="co6" table:number-columns-repeated="1007" table:default-cell-style-name="ce67"/>
        <table:table-column table:style-name="co6" table:number-columns-repeated="3" table:default-cell-style-name="ce71"/>
        <table:table-column table:style-name="co13" table:number-columns-repeated="15362" table:default-cell-style-name="ce1"/>
        <table:table-row table:style-name="ro11">
          <table:table-cell/>
          <table:table-cell office:value-type="string" table:style-name="ce98">
            <text:p>SELANİK DOĞUŞ 2023 HESAPLARI</text:p>
          </table:table-cell>
          <table:table-cell table:style-name="ce67"/>
          <table:table-cell table:style-name="ce68"/>
          <table:table-cell table:style-name="ce69"/>
          <table:table-cell table:style-name="ce68"/>
          <table:table-cell table:number-columns-repeated="16378"/>
        </table:table-row>
        <table:table-row table:style-name="ro11">
          <table:table-cell/>
          <table:table-cell table:style-name="ce99"/>
          <table:table-cell table:style-name="ce72"/>
          <table:table-cell office:value-type="string" table:style-name="ce73">
            <text:p>Slnk-Ödeme</text:p>
          </table:table-cell>
          <table:table-cell office:value-type="string" table:style-name="ce69">
            <text:p>DĞŞ-Ödeme</text:p>
          </table:table-cell>
          <table:table-cell office:value-type="string" table:style-name="ce73">
            <text:p>BAKİYE</text:p>
          </table:table-cell>
          <table:table-cell table:number-columns-repeated="16378"/>
        </table:table-row>
        <table:table-row table:style-name="ro11">
          <table:table-cell/>
          <table:table-cell table:style-name="ce100"/>
          <table:table-cell office:value-type="string" table:style-name="ce74">
            <text:p>2022 den <text:s/>DEVİR DOĞUŞ BORÇLU</text:p>
          </table:table-cell>
          <table:table-cell table:style-name="ce73"/>
          <table:table-cell table:style-name="ce69"/>
          <table:table-cell office:value-type="float" office:value="-2023.6" table:style-name="ce75">
            <text:p>-2.023,60</text:p>
          </table:table-cell>
          <table:table-cell table:number-columns-repeated="16378"/>
        </table:table-row>
        <table:table-row table:style-name="ro11">
          <table:table-cell/>
          <table:table-cell table:style-name="ce98"/>
          <table:table-cell table:style-name="ce72"/>
          <table:table-cell table:style-name="ce76"/>
          <table:table-cell table:style-name="ce69"/>
          <table:table-cell office:value-type="float" office:value="-2023.6" table:formula="of:=[.F3]+[.E4]-[.D4]" table:style-name="ce75">
            <text:p>-2.023,6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02T00:00:00" table:style-name="ce98">
            <text:p>2.1.23</text:p>
          </table:table-cell>
          <table:table-cell office:value-type="string" table:style-name="ce77">
            <text:p>erenler pide 01- kkdnz01</text:p>
          </table:table-cell>
          <table:table-cell table:style-name="ce68"/>
          <table:table-cell office:value-type="float" office:value="164.8" table:style-name="ce69">
            <text:p>164,80</text:p>
          </table:table-cell>
          <table:table-cell office:value-type="float" office:value="-1858.8" table:formula="of:=[.F4]+[.E5]-[.D5]" table:style-name="ce75">
            <text:p>-1.858,8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04T00:00:00" table:style-name="ce98">
            <text:p>4.1.23</text:p>
          </table:table-cell>
          <table:table-cell office:value-type="string" table:style-name="ce77">
            <text:p>erenler pide 01- kkdnz02</text:p>
          </table:table-cell>
          <table:table-cell table:style-name="ce68"/>
          <table:table-cell office:value-type="float" office:value="139.33000000000001" table:style-name="ce69">
            <text:p>139,33</text:p>
          </table:table-cell>
          <table:table-cell office:value-type="float" office:value="-1719.47" table:formula="of:=[.F5]+[.E6]-[.D6]" table:style-name="ce75">
            <text:p>-1.719,4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05T00:00:00" table:style-name="ce98">
            <text:p>5.1.23</text:p>
          </table:table-cell>
          <table:table-cell office:value-type="string" table:style-name="ce77">
            <text:p>erenler pide 01- kkdnz03</text:p>
          </table:table-cell>
          <table:table-cell table:style-name="ce68"/>
          <table:table-cell office:value-type="float" office:value="143.19999999999999" table:style-name="ce69">
            <text:p>143,20</text:p>
          </table:table-cell>
          <table:table-cell office:value-type="float" office:value="-1576.27" table:formula="of:=[.F6]+[.E7]-[.D7]" table:style-name="ce75">
            <text:p>-1.576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0T00:00:00" table:style-name="ce98">
            <text:p>10.1.23</text:p>
          </table:table-cell>
          <table:table-cell office:value-type="string" table:style-name="ce1">
            <text:p>20 pide erenler pide 01- işkk1<text:s text:c="2"/></text:p>
          </table:table-cell>
          <table:table-cell table:style-name="ce66"/>
          <table:table-cell office:value-type="float" office:value="180.34" table:style-name="ce69">
            <text:p>180,34</text:p>
          </table:table-cell>
          <table:table-cell office:value-type="float" office:value="-1395.93" table:formula="of:=[.F7]+[.E8]-[.D8]" table:style-name="ce75">
            <text:p>-1.395,9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1T00:00:00" table:style-name="ce98">
            <text:p>11.1.23</text:p>
          </table:table-cell>
          <table:table-cell office:value-type="string" table:style-name="ce1">
            <text:p>13 pide erenler pide 01- işkk2</text:p>
          </table:table-cell>
          <table:table-cell table:style-name="ce68"/>
          <table:table-cell office:value-type="float" office:value="123.45" table:style-name="ce69">
            <text:p>123,45</text:p>
          </table:table-cell>
          <table:table-cell office:value-type="float" office:value="-1272.48" table:formula="of:=[.F8]+[.E9]-[.D9]" table:style-name="ce75">
            <text:p>-1.272,48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2T00:00:00" table:style-name="ce98">
            <text:p>12.1.23</text:p>
          </table:table-cell>
          <table:table-cell office:value-type="string" table:style-name="ce1">
            <text:p>13 pide erenler pide 01- işkk3</text:p>
          </table:table-cell>
          <table:table-cell table:style-name="ce68"/>
          <table:table-cell office:value-type="float" office:value="113.57" table:style-name="ce69">
            <text:p>113,57</text:p>
          </table:table-cell>
          <table:table-cell office:value-type="float" office:value="-1158.9100000000001" table:formula="of:=[.F9]+[.E10]-[.D10]" table:style-name="ce75">
            <text:p>-1.158,91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3T00:00:00" table:style-name="ce98">
            <text:p>13.1.23</text:p>
          </table:table-cell>
          <table:table-cell office:value-type="string" table:style-name="ce1">
            <text:p>14 pide erenler pide 01- işkk4</text:p>
          </table:table-cell>
          <table:table-cell table:style-name="ce78"/>
          <table:table-cell office:value-type="float" office:value="118.62" table:style-name="ce69">
            <text:p>118,62</text:p>
          </table:table-cell>
          <table:table-cell office:value-type="float" office:value="-1040.29" table:formula="of:=[.F10]+[.E11]-[.D11]" table:style-name="ce75">
            <text:p>-1.040,29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4T00:00:00" table:style-name="ce98">
            <text:p>14.1.23</text:p>
          </table:table-cell>
          <table:table-cell office:value-type="string" table:style-name="ce1">
            <text:p>12 pide erenler pide 01- işkk5</text:p>
          </table:table-cell>
          <table:table-cell table:style-name="ce78"/>
          <table:table-cell office:value-type="float" office:value="123.85" table:style-name="ce69">
            <text:p>123,85</text:p>
          </table:table-cell>
          <table:table-cell office:value-type="float" office:value="-916.43999999999994" table:formula="of:=[.F11]+[.E12]-[.D12]" table:style-name="ce75">
            <text:p>-916,44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6T00:00:00" table:style-name="ce98">
            <text:p>16.1.23</text:p>
          </table:table-cell>
          <table:table-cell office:value-type="string" table:style-name="ce1">
            <text:p>17 pide erenler pide 01- işkk6</text:p>
          </table:table-cell>
          <table:table-cell table:style-name="ce78"/>
          <table:table-cell office:value-type="float" office:value="177.33" table:style-name="ce69">
            <text:p>177,33</text:p>
          </table:table-cell>
          <table:table-cell office:value-type="float" office:value="-739.1099999999999" table:formula="of:=[.F12]+[.E13]-[.D13]" table:style-name="ce75">
            <text:p>-739,11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8T00:00:00" table:style-name="ce98">
            <text:p>18.1.23</text:p>
          </table:table-cell>
          <table:table-cell office:value-type="string" table:style-name="ce71">
            <text:p>toyota gaz manisa</text:p>
          </table:table-cell>
          <table:table-cell table:style-name="ce78"/>
          <table:table-cell office:value-type="float" office:value="423.18" table:style-name="ce69">
            <text:p>423,18</text:p>
          </table:table-cell>
          <table:table-cell office:value-type="float" office:value="-315.92999999999989" table:formula="of:=[.F13]+[.E14]-[.D14]" table:style-name="ce75">
            <text:p>-315,9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18T00:00:00" table:style-name="ce98">
            <text:p>18.1.23</text:p>
          </table:table-cell>
          <table:table-cell office:value-type="string" table:style-name="ce71">
            <text:p>toyota gaz manisa</text:p>
          </table:table-cell>
          <table:table-cell table:style-name="ce78"/>
          <table:table-cell office:value-type="float" office:value="286.02999999999997" table:style-name="ce69">
            <text:p>286,03</text:p>
          </table:table-cell>
          <table:table-cell office:value-type="float" office:value="-29.89999999999992" table:formula="of:=[.F14]+[.E15]-[.D15]" table:style-name="ce75">
            <text:p>-29,9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23T00:00:00" table:style-name="ce98">
            <text:p>23.1.23</text:p>
          </table:table-cell>
          <table:table-cell office:value-type="string" table:style-name="ce1">
            <text:p>17 pide erenler pide 01- işkk7</text:p>
          </table:table-cell>
          <table:table-cell table:style-name="ce66"/>
          <table:table-cell office:value-type="float" office:value="111.1" table:style-name="ce69">
            <text:p>111,10</text:p>
          </table:table-cell>
          <table:table-cell office:value-type="float" office:value="81.200000000000074" table:formula="of:=[.F15]+[.E16]-[.D16]" table:style-name="ce75">
            <text:p>81,2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24T00:00:00" table:style-name="ce98">
            <text:p>24.1.23</text:p>
          </table:table-cell>
          <table:table-cell office:value-type="string" table:style-name="ce1">
            <text:p>11 pide erenler pide 01- işkk8</text:p>
          </table:table-cell>
          <table:table-cell table:style-name="ce66"/>
          <table:table-cell office:value-type="float" office:value="99.87" table:style-name="ce69">
            <text:p>99,87</text:p>
          </table:table-cell>
          <table:table-cell office:value-type="float" office:value="181.07000000000008" table:formula="of:=[.F16]+[.E17]-[.D17]" table:style-name="ce75">
            <text:p>181,0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25T00:00:00" table:style-name="ce98">
            <text:p>25.1.23</text:p>
          </table:table-cell>
          <table:table-cell office:value-type="string" table:style-name="ce1">
            <text:p>13 pide erenler pide 01- işkk9</text:p>
          </table:table-cell>
          <table:table-cell table:style-name="ce78"/>
          <table:table-cell office:value-type="float" office:value="125.66" table:style-name="ce69">
            <text:p>125,66</text:p>
          </table:table-cell>
          <table:table-cell office:value-type="float" office:value="306.73000000000008" table:formula="of:=[.F17]+[.E18]-[.D18]" table:style-name="ce75">
            <text:p>306,7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26T00:00:00" table:style-name="ce98">
            <text:p>26.1.23</text:p>
          </table:table-cell>
          <table:table-cell office:value-type="string" table:style-name="ce1">
            <text:p>19 pide erenler pide 01- işkk10</text:p>
          </table:table-cell>
          <table:table-cell table:style-name="ce78"/>
          <table:table-cell office:value-type="float" office:value="167.74" table:style-name="ce69">
            <text:p>167,74</text:p>
          </table:table-cell>
          <table:table-cell office:value-type="float" office:value="474.47000000000008" table:formula="of:=[.F18]+[.E19]-[.D19]" table:style-name="ce75">
            <text:p>474,4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27T00:00:00" table:style-name="ce98">
            <text:p>27.1.23</text:p>
          </table:table-cell>
          <table:table-cell office:value-type="string" table:style-name="ce1">
            <text:p>19 pide erenler pide 01- işkk11</text:p>
          </table:table-cell>
          <table:table-cell table:style-name="ce78"/>
          <table:table-cell office:value-type="float" office:value="169.33" table:style-name="ce79">
            <text:p>169,33</text:p>
          </table:table-cell>
          <table:table-cell office:value-type="float" office:value="643.80000000000007" table:formula="of:=[.F19]+[.E20]-[.D20]" table:style-name="ce75">
            <text:p>643,8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28T00:00:00" table:style-name="ce98">
            <text:p>28.1.23</text:p>
          </table:table-cell>
          <table:table-cell office:value-type="string" table:style-name="ce1">
            <text:p>19 pide erenler pide 01- işkk12</text:p>
          </table:table-cell>
          <table:table-cell table:style-name="ce78"/>
          <table:table-cell office:value-type="float" office:value="150.32" table:style-name="ce79">
            <text:p>150,32</text:p>
          </table:table-cell>
          <table:table-cell office:value-type="float" office:value="794.12000000000012" table:formula="of:=[.F20]+[.E21]-[.D21]" table:style-name="ce75">
            <text:p>794,1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30T00:00:00" table:style-name="ce98">
            <text:p>30.1.23</text:p>
          </table:table-cell>
          <table:table-cell office:value-type="string" table:style-name="ce1">
            <text:p>19 pide erenler pide 01- işkk13</text:p>
          </table:table-cell>
          <table:table-cell table:style-name="ce66"/>
          <table:table-cell office:value-type="float" office:value="171.76" table:style-name="ce79">
            <text:p>171,76</text:p>
          </table:table-cell>
          <table:table-cell office:value-type="float" office:value="965.88000000000011" table:formula="of:=[.F21]+[.E22]-[.D22]" table:style-name="ce75">
            <text:p>965,88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1-31T00:00:00" table:style-name="ce98">
            <text:p>31.1.23</text:p>
          </table:table-cell>
          <table:table-cell office:value-type="string" table:style-name="ce1">
            <text:p>19 pide erenler pide 01- işkk14</text:p>
          </table:table-cell>
          <table:table-cell table:style-name="ce78"/>
          <table:table-cell office:value-type="float" office:value="119.42" table:style-name="ce79">
            <text:p>119,42</text:p>
          </table:table-cell>
          <table:table-cell office:value-type="float" office:value="1085.3000000000002" table:formula="of:=[.F22]+[.E23]-[.D23]" table:style-name="ce75">
            <text:p>1.085,30</text:p>
          </table:table-cell>
          <table:table-cell table:number-columns-repeated="16378"/>
        </table:table-row>
        <table:table-row table:style-name="ro11">
          <table:table-cell/>
          <table:table-cell table:style-name="ce98"/>
          <table:table-cell office:value-type="string" table:style-name="ce71">
            <text:p>toyota trafik cezası atila afyon</text:p>
          </table:table-cell>
          <table:table-cell table:style-name="ce78"/>
          <table:table-cell office:value-type="float" office:value="713.25" table:style-name="ce69">
            <text:p>713,25</text:p>
          </table:table-cell>
          <table:table-cell office:value-type="float" office:value="1798.5500000000002" table:formula="of:=[.F23]+[.E24]-[.D24]" table:style-name="ce75">
            <text:p>1.798,55</text:p>
          </table:table-cell>
          <table:table-cell table:number-columns-repeated="16378"/>
        </table:table-row>
        <table:table-row table:style-name="ro11">
          <table:table-cell/>
          <table:table-cell table:style-name="ce98"/>
          <table:table-cell table:style-name="ce71"/>
          <table:table-cell table:style-name="ce78"/>
          <table:table-cell table:style-name="ce69"/>
          <table:table-cell office:value-type="float" office:value="1798.5500000000002" table:formula="of:=[.F24]+[.E25]-[.D25]" table:style-name="ce75">
            <text:p>1.798,55</text:p>
          </table:table-cell>
          <table:table-cell table:number-columns-repeated="16378"/>
        </table:table-row>
        <table:table-row table:style-name="ro11">
          <table:table-cell/>
          <table:table-cell table:style-name="ce98"/>
          <table:table-cell office:value-type="string" table:style-name="ce80">
            <text:p>ay toplamı</text:p>
          </table:table-cell>
          <table:table-cell office:value-type="float" office:value="0" table:formula="of:=SUM([.D5:.D25])" table:style-name="ce81">
            <text:p>0,00</text:p>
          </table:table-cell>
          <table:table-cell office:value-type="float" office:value="3822.1499999999996" table:formula="of:=SUM([.E5:.E25])" table:style-name="ce82">
            <text:p>3.822,15</text:p>
          </table:table-cell>
          <table:table-cell table:style-name="ce68"/>
          <table:table-cell table:number-columns-repeated="16378"/>
        </table:table-row>
        <table:table-row table:style-name="ro11">
          <table:table-cell/>
          <table:table-cell table:style-name="ce98"/>
          <table:table-cell table:style-name="ce67"/>
          <table:table-cell table:style-name="ce68"/>
          <table:table-cell table:style-name="ce69"/>
          <table:table-cell office:value-type="float" office:value="1798.5500000000002" table:formula="of:=[.F25]" table:style-name="ce68">
            <text:p>1.798,55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03T00:00:00" table:style-name="ce98">
            <text:p>3.2.23</text:p>
          </table:table-cell>
          <table:table-cell office:value-type="string" table:style-name="ce67">
            <text:p>pide kk</text:p>
          </table:table-cell>
          <table:table-cell table:style-name="ce68"/>
          <table:table-cell office:value-type="float" office:value="120.45" table:style-name="ce69">
            <text:p>120,45</text:p>
          </table:table-cell>
          <table:table-cell office:value-type="float" office:value="1919.0000000000002" table:formula="of:=[.F27]+[.E28]-[.D28]" table:style-name="ce75">
            <text:p>1.919,0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04T00:00:00" table:style-name="ce98">
            <text:p>4.2.23</text:p>
          </table:table-cell>
          <table:table-cell office:value-type="string" table:style-name="ce1">
            <text:p>pide nk</text:p>
          </table:table-cell>
          <table:table-cell table:style-name="ce68"/>
          <table:table-cell office:value-type="float" office:value="130" table:style-name="ce69">
            <text:p>130,00</text:p>
          </table:table-cell>
          <table:table-cell office:value-type="float" office:value="2049" table:formula="of:=[.F28]+[.E29]-[.D29]" table:style-name="ce75">
            <text:p>2.049,0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06T00:00:00" table:style-name="ce98">
            <text:p>6.2.23</text:p>
          </table:table-cell>
          <table:table-cell office:value-type="string" table:style-name="ce67">
            <text:p>pide kk</text:p>
          </table:table-cell>
          <table:table-cell table:style-name="ce68"/>
          <table:table-cell office:value-type="float" office:value="130.56" table:style-name="ce69">
            <text:p>130,56</text:p>
          </table:table-cell>
          <table:table-cell office:value-type="float" office:value="2179.56" table:formula="of:=[.F29]+[.E30]-[.D30]" table:style-name="ce75">
            <text:p>2.179,56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07T00:00:00" table:style-name="ce98">
            <text:p>7.2.23</text:p>
          </table:table-cell>
          <table:table-cell office:value-type="string" table:style-name="ce1">
            <text:p>pide nk</text:p>
          </table:table-cell>
          <table:table-cell table:style-name="ce68"/>
          <table:table-cell office:value-type="float" office:value="120" table:style-name="ce69">
            <text:p>120,00</text:p>
          </table:table-cell>
          <table:table-cell office:value-type="float" office:value="2299.56" table:formula="of:=[.F30]+[.E31]-[.D31]" table:style-name="ce75">
            <text:p>2.299,56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08T00:00:00" table:style-name="ce98">
            <text:p>8.2.23</text:p>
          </table:table-cell>
          <table:table-cell office:value-type="string" table:style-name="ce67">
            <text:p>pide kk</text:p>
          </table:table-cell>
          <table:table-cell table:style-name="ce68"/>
          <table:table-cell office:value-type="float" office:value="122.33" table:style-name="ce69">
            <text:p>122,33</text:p>
          </table:table-cell>
          <table:table-cell office:value-type="float" office:value="2421.89" table:formula="of:=[.F31]+[.E32]-[.D32]" table:style-name="ce75">
            <text:p>2.421,89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17T00:00:00" table:style-name="ce98">
            <text:p>17.2.23</text:p>
          </table:table-cell>
          <table:table-cell office:value-type="string" table:style-name="ce67">
            <text:p>pide kk+nk kıyma ½ kg <text:s/>100 (200TL/kg)</text:p>
          </table:table-cell>
          <table:table-cell table:style-name="ce68"/>
          <table:table-cell office:value-type="float" office:value="141.97999999999999" table:style-name="ce69">
            <text:p>141,98</text:p>
          </table:table-cell>
          <table:table-cell office:value-type="float" office:value="2563.87" table:formula="of:=[.F32]+[.E33]-[.D33]" table:style-name="ce75">
            <text:p>2.563,8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1T00:00:00" table:style-name="ce98">
            <text:p>21.2.23</text:p>
          </table:table-cell>
          <table:table-cell office:value-type="string" table:style-name="ce67">
            <text:p>hasan avşardan nakit</text:p>
          </table:table-cell>
          <table:table-cell office:value-type="float" office:value="5000" table:style-name="ce69">
            <text:p>5.000,00</text:p>
          </table:table-cell>
          <table:table-cell table:style-name="ce83"/>
          <table:table-cell office:value-type="float" office:value="-2436.13" table:formula="of:=[.F33]+[.E34]-[.D34]" table:style-name="ce75">
            <text:p>-2.436,1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1T00:00:00" table:style-name="ce98">
            <text:p>21.2.23</text:p>
          </table:table-cell>
          <table:table-cell office:value-type="string" table:style-name="ce67">
            <text:p>ali balcıya elden</text:p>
          </table:table-cell>
          <table:table-cell table:style-name="ce68"/>
          <table:table-cell office:value-type="float" office:value="4850" table:style-name="ce69">
            <text:p>4.850,00</text:p>
          </table:table-cell>
          <table:table-cell office:value-type="float" office:value="2413.87" table:formula="of:=[.F34]+[.E35]-[.D35]" table:style-name="ce75">
            <text:p>2.413,8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1T00:00:00" table:style-name="ce98">
            <text:p>21.2.23</text:p>
          </table:table-cell>
          <table:table-cell office:value-type="string" table:style-name="ce67">
            <text:p>pide et nkt</text:p>
          </table:table-cell>
          <table:table-cell table:style-name="ce68"/>
          <table:table-cell office:value-type="float" office:value="150" table:style-name="ce69">
            <text:p>150,00</text:p>
          </table:table-cell>
          <table:table-cell office:value-type="float" office:value="2563.87" table:formula="of:=[.F35]+[.E36]-[.D36]" table:style-name="ce75">
            <text:p>2.563,8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2T00:00:00" table:style-name="ce98">
            <text:p>22.2.23</text:p>
          </table:table-cell>
          <table:table-cell office:value-type="string" table:style-name="ce67">
            <text:p>erenler dnz</text:p>
          </table:table-cell>
          <table:table-cell table:style-name="ce68"/>
          <table:table-cell office:value-type="float" office:value="130.93" table:style-name="ce69">
            <text:p>130,93</text:p>
          </table:table-cell>
          <table:table-cell office:value-type="float" office:value="2694.7999999999997" table:formula="of:=[.F36]+[.E37]-[.D37]" table:style-name="ce75">
            <text:p>2.694,8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3T00:00:00" table:style-name="ce98">
            <text:p>23.2.23</text:p>
          </table:table-cell>
          <table:table-cell office:value-type="string" table:style-name="ce67">
            <text:p>erenler dnz</text:p>
          </table:table-cell>
          <table:table-cell table:style-name="ce68"/>
          <table:table-cell office:value-type="float" office:value="166.23" table:style-name="ce69">
            <text:p>166,23</text:p>
          </table:table-cell>
          <table:table-cell office:value-type="float" office:value="2861.0299999999997" table:formula="of:=[.F37]+[.E38]-[.D38]" table:style-name="ce75">
            <text:p>2.861,0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4T00:00:00" table:style-name="ce98">
            <text:p>24.2.23</text:p>
          </table:table-cell>
          <table:table-cell office:value-type="string" table:style-name="ce67">
            <text:p>pide kk iş</text:p>
          </table:table-cell>
          <table:table-cell table:style-name="ce68"/>
          <table:table-cell office:value-type="float" office:value="132.77000000000001" table:style-name="ce69">
            <text:p>132,77</text:p>
          </table:table-cell>
          <table:table-cell office:value-type="float" office:value="2993.7999999999997" table:formula="of:=[.F38]+[.E39]-[.D39]" table:style-name="ce75">
            <text:p>2.993,8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2-25T00:00:00" table:style-name="ce98">
            <text:p>25.2.23</text:p>
          </table:table-cell>
          <table:table-cell office:value-type="string" table:style-name="ce67">
            <text:p>pide kk iş</text:p>
          </table:table-cell>
          <table:table-cell table:style-name="ce68"/>
          <table:table-cell office:value-type="float" office:value="186.34" table:style-name="ce69">
            <text:p>186,34</text:p>
          </table:table-cell>
          <table:table-cell office:value-type="float" office:value="3180.14" table:formula="of:=[.F39]+[.E40]-[.D40]" table:style-name="ce75">
            <text:p>3.180,14</text:p>
          </table:table-cell>
          <table:table-cell table:number-columns-repeated="16378"/>
        </table:table-row>
        <table:table-row table:style-name="ro11">
          <table:table-cell/>
          <table:table-cell table:style-name="ce98"/>
          <table:table-cell table:style-name="ce67"/>
          <table:table-cell table:style-name="ce68"/>
          <table:table-cell office:value-type="float" office:value="161.31" table:style-name="ce69">
            <text:p>161,31</text:p>
          </table:table-cell>
          <table:table-cell office:value-type="float" office:value="3341.45" table:formula="of:=[.F40]+[.E41]-[.D41]" table:style-name="ce75">
            <text:p>3.341,45</text:p>
          </table:table-cell>
          <table:table-cell table:number-columns-repeated="16378"/>
        </table:table-row>
        <table:table-row table:style-name="ro11">
          <table:table-cell/>
          <table:table-cell table:style-name="ce98"/>
          <table:table-cell table:style-name="ce67"/>
          <table:table-cell table:style-name="ce68"/>
          <table:table-cell office:value-type="float" office:value="137.93" table:style-name="ce69">
            <text:p>137,93</text:p>
          </table:table-cell>
          <table:table-cell office:value-type="float" office:value="3479.3799999999997" table:formula="of:=[.F41]+[.E42]-[.D42]" table:style-name="ce75">
            <text:p>3.479,38</text:p>
          </table:table-cell>
          <table:table-cell table:number-columns-repeated="16378"/>
        </table:table-row>
        <table:table-row table:style-name="ro11">
          <table:table-cell/>
          <table:table-cell table:style-name="ce98"/>
          <table:table-cell table:style-name="ce67"/>
          <table:table-cell table:style-name="ce68"/>
          <table:table-cell table:style-name="ce69"/>
          <table:table-cell table:style-name="ce75"/>
          <table:table-cell table:number-columns-repeated="16378"/>
        </table:table-row>
        <table:table-row table:style-name="ro11">
          <table:table-cell/>
          <table:table-cell table:style-name="ce98"/>
          <table:table-cell office:value-type="string" table:style-name="ce80">
            <text:p>ay toplamı</text:p>
          </table:table-cell>
          <table:table-cell office:value-type="float" office:value="5000" table:formula="of:=SUM([.D28:.D43])" table:style-name="ce81">
            <text:p>5.000,00</text:p>
          </table:table-cell>
          <table:table-cell office:value-type="float" office:value="6680.8300000000008" table:formula="of:=SUM([.E28:.E43])" table:style-name="ce82">
            <text:p>6.680,83</text:p>
          </table:table-cell>
          <table:table-cell table:style-name="ce75"/>
          <table:table-cell table:number-columns-repeated="16378"/>
        </table:table-row>
        <table:table-row table:style-name="ro11">
          <table:table-cell/>
          <table:table-cell table:style-name="ce98"/>
          <table:table-cell table:style-name="ce67"/>
          <table:table-cell table:style-name="ce68"/>
          <table:table-cell table:style-name="ce69"/>
          <table:table-cell office:value-type="float" office:value="3479.3799999999997" table:formula="of:=[.F42]+[.E45]-[.D45]" table:style-name="ce75">
            <text:p>3.479,38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01T00:00:00" table:style-name="ce98">
            <text:p>1.3.23</text:p>
          </table:table-cell>
          <table:table-cell office:value-type="string" table:style-name="ce67">
            <text:p>hasan avşardan havale</text:p>
          </table:table-cell>
          <table:table-cell office:value-type="float" office:value="5000" table:style-name="ce68">
            <text:p>5.000,00</text:p>
          </table:table-cell>
          <table:table-cell table:style-name="ce69"/>
          <table:table-cell office:value-type="float" office:value="-1520.6200000000003" table:formula="of:=[.F45]+[.E46]-[.D46]" table:style-name="ce75">
            <text:p>-1.520,6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02T00:00:00" table:style-name="ce98">
            <text:p>2.3.23</text:p>
          </table:table-cell>
          <table:table-cell office:value-type="string" table:style-name="ce67">
            <text:p>Kıyma - kg 210 market 230 - nkt</text:p>
          </table:table-cell>
          <table:table-cell table:style-name="ce68"/>
          <table:table-cell office:value-type="float" office:value="200" table:style-name="ce69">
            <text:p>200,00</text:p>
          </table:table-cell>
          <table:table-cell office:value-type="float" office:value="-1320.6200000000003" table:formula="of:=[.F46]+[.E47]-[.D47]" table:style-name="ce75">
            <text:p>-1.320,6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02T00:00:00" table:style-name="ce98">
            <text:p>2.3.23</text:p>
          </table:table-cell>
          <table:table-cell office:value-type="string" table:style-name="ce67">
            <text:p>erenler iş<text:s text:c="2"/></text:p>
          </table:table-cell>
          <table:table-cell table:style-name="ce68"/>
          <table:table-cell office:value-type="float" office:value="121.99" table:style-name="ce69">
            <text:p>121,99</text:p>
          </table:table-cell>
          <table:table-cell office:value-type="float" office:value="-1198.6300000000003" table:formula="of:=[.F47]+[.E48]-[.D48]" table:style-name="ce75">
            <text:p>-1.198,6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08T00:00:00" table:style-name="ce98">
            <text:p>8.3.23</text:p>
          </table:table-cell>
          <table:table-cell office:value-type="string" table:style-name="ce67">
            <text:p>et</text:p>
          </table:table-cell>
          <table:table-cell table:style-name="ce68"/>
          <table:table-cell office:value-type="float" office:value="160" table:style-name="ce69">
            <text:p>160,00</text:p>
          </table:table-cell>
          <table:table-cell office:value-type="float" office:value="-1038.6300000000003" table:formula="of:=[.F48]+[.E49]-[.D49]" table:style-name="ce75">
            <text:p>-1.038,6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10T00:00:00" table:style-name="ce98">
            <text:p>10.3.23</text:p>
          </table:table-cell>
          <table:table-cell office:value-type="string" table:style-name="ce67">
            <text:p>et</text:p>
          </table:table-cell>
          <table:table-cell table:style-name="ce68"/>
          <table:table-cell office:value-type="float" office:value="110" table:style-name="ce69">
            <text:p>110,00</text:p>
          </table:table-cell>
          <table:table-cell office:value-type="float" office:value="-928.63000000000034" table:formula="of:=[.F49]+[.E50]-[.D50]" table:style-name="ce75">
            <text:p>-928,6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15T00:00:00" table:style-name="ce98">
            <text:p>15.3.23</text:p>
          </table:table-cell>
          <table:table-cell office:value-type="string" table:style-name="ce67">
            <text:p>yğ sğn bbr et – et kg 237 dnz kk,</text:p>
          </table:table-cell>
          <table:table-cell table:style-name="ce68"/>
          <table:table-cell office:value-type="float" office:value="229.95" table:style-name="ce69">
            <text:p>229,95</text:p>
          </table:table-cell>
          <table:table-cell office:value-type="float" office:value="-698.68000000000029" table:formula="of:=[.F50]+[.E51]-[.D51]" table:style-name="ce75">
            <text:p>-698,68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15T00:00:00" table:style-name="ce98">
            <text:p>15.3.23</text:p>
          </table:table-cell>
          <table:table-cell office:value-type="string" table:style-name="ce67">
            <text:p>ziraat havale iş382789→</text:p>
          </table:table-cell>
          <table:table-cell table:style-name="ce68"/>
          <table:table-cell office:value-type="float" office:value="3450" table:style-name="ce69">
            <text:p>3.450,00</text:p>
          </table:table-cell>
          <table:table-cell office:value-type="float" office:value="2751.3199999999997" table:formula="of:=[.F51]+[.E52]-[.D52]" table:style-name="ce75">
            <text:p>2.751,3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20T00:00:00" table:style-name="ce98">
            <text:p>20.3.23</text:p>
          </table:table-cell>
          <table:table-cell office:value-type="string" table:style-name="ce67">
            <text:p>toyota uşak gaz kk</text:p>
          </table:table-cell>
          <table:table-cell table:style-name="ce68"/>
          <table:table-cell office:value-type="float" office:value="456.1" table:style-name="ce69">
            <text:p>456,10</text:p>
          </table:table-cell>
          <table:table-cell office:value-type="float" office:value="3207.4199999999996" table:formula="of:=[.F52]+[.E53]-[.D53]" table:style-name="ce75">
            <text:p>3.207,4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3-22T00:00:00" table:style-name="ce98">
            <text:p>22.3.23</text:p>
          </table:table-cell>
          <table:table-cell office:value-type="string" table:style-name="ce67">
            <text:p>toyota ankara javdes gaz-benzin kk</text:p>
          </table:table-cell>
          <table:table-cell table:style-name="ce68"/>
          <table:table-cell office:value-type="float" office:value="554.11" table:style-name="ce69">
            <text:p>554,11</text:p>
          </table:table-cell>
          <table:table-cell office:value-type="float" office:value="3761.5299999999997" table:formula="of:=[.F53]+[.E54]-[.D54]" table:style-name="ce75">
            <text:p>3.761,5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15T00:00:00" table:style-name="ce98">
            <text:p>15.4.23</text:p>
          </table:table-cell>
          <table:table-cell office:value-type="string" table:style-name="ce67">
            <text:p>aliden nakit alınan ziraat için</text:p>
          </table:table-cell>
          <table:table-cell office:value-type="float" office:value="3400" table:style-name="ce68">
            <text:p>3.400,00</text:p>
          </table:table-cell>
          <table:table-cell table:style-name="ce69"/>
          <table:table-cell office:value-type="float" office:value="361.52999999999975" table:formula="of:=[.F54]+[.E55]-[.D55]" table:style-name="ce75">
            <text:p>361,5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26T00:00:00" table:style-name="ce98">
            <text:p>26.4.23</text:p>
          </table:table-cell>
          <table:table-cell office:value-type="string" table:style-name="ce67">
            <text:p>ziraat kredi + sigorta için havale işten</text:p>
          </table:table-cell>
          <table:table-cell table:style-name="ce68"/>
          <table:table-cell office:value-type="float" office:value="4000" table:style-name="ce69">
            <text:p>4.000,00</text:p>
          </table:table-cell>
          <table:table-cell office:value-type="float" office:value="4361.53" table:formula="of:=[.F55]+[.E56]-[.D56]" table:style-name="ce75">
            <text:p>4.361,53</text:p>
          </table:table-cell>
          <table:table-cell table:number-columns-repeated="16378"/>
        </table:table-row>
        <table:table-row table:style-name="ro11">
          <table:table-cell/>
          <table:table-cell office:value-type="string" table:style-name="ce101">
            <text:p>24.03.2023</text:p>
          </table:table-cell>
          <table:table-cell office:value-type="string" table:style-name="ce84">
            <text:p>TÜRKİYE SİGORTA 448404970 NOLU POLİÇE</text:p>
          </table:table-cell>
          <table:table-cell table:style-name="ce85"/>
          <table:table-cell table:style-name="ce86"/>
          <table:table-cell office:value-type="float" office:value="4361.53" table:formula="of:=[.F56]+[.E57]-[.D57]" table:style-name="ce75">
            <text:p>4.361,53</text:p>
          </table:table-cell>
          <table:table-cell table:number-columns-repeated="16378"/>
        </table:table-row>
        <table:table-row table:style-name="ro11">
          <table:table-cell/>
          <table:table-cell table:style-name="ce102"/>
          <table:table-cell office:value-type="string" table:style-name="ce84">
            <text:p>29/03/2023 VADE YAPILAN TAHSİLAT ZİRAAT KREDİ</text:p>
          </table:table-cell>
          <table:table-cell table:style-name="ce85"/>
          <table:table-cell table:style-name="ce86"/>
          <table:table-cell office:value-type="float" office:value="4361.53" table:formula="of:=[.F57]+[.E58]-[.D58]" table:style-name="ce75">
            <text:p>4.361,53</text:p>
          </table:table-cell>
          <table:table-cell table:number-columns-repeated="16378"/>
        </table:table-row>
        <table:table-row table:style-name="ro11">
          <table:table-cell/>
          <table:table-cell table:style-name="ce102"/>
          <table:table-cell office:value-type="string" table:style-name="ce85">
            <text:p>Sigorta bedeli 641,69</text:p>
          </table:table-cell>
          <table:table-cell table:style-name="ce85"/>
          <table:table-cell table:style-name="ce86"/>
          <table:table-cell office:value-type="float" office:value="4361.53" table:formula="of:=[.F58]+[.E59]-[.D59]" table:style-name="ce75">
            <text:p>4.361,53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24T00:00:00" table:style-name="ce103">
            <text:p>24.4.23</text:p>
          </table:table-cell>
          <table:table-cell office:value-type="string" table:style-name="ce84">
            <text:p>pide sebze</text:p>
          </table:table-cell>
          <table:table-cell table:style-name="ce85"/>
          <table:table-cell office:value-type="float" office:value="69.739999999999995" table:style-name="ce86">
            <text:p>69,74</text:p>
          </table:table-cell>
          <table:table-cell office:value-type="float" office:value="4431.2699999999995" table:formula="of:=[.F59]+[.E60]-[.D60]" table:style-name="ce75">
            <text:p>4.431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24T00:00:00" table:style-name="ce98">
            <text:p>24.4.23</text:p>
          </table:table-cell>
          <table:table-cell office:value-type="string" table:style-name="ce1">
            <text:p>pide et nkt</text:p>
          </table:table-cell>
          <table:table-cell table:style-name="ce66"/>
          <table:table-cell office:value-type="float" office:value="140" table:style-name="ce86">
            <text:p>140,</text:p>
          </table:table-cell>
          <table:table-cell office:value-type="float" office:value="4571.2699999999995" table:formula="of:=[.F60]+[.E61]-[.D61]" table:style-name="ce75">
            <text:p>4.571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28T00:00:00" table:style-name="ce98">
            <text:p>28.4.23</text:p>
          </table:table-cell>
          <table:table-cell office:value-type="string" table:style-name="ce67">
            <text:p>Et – ½ kg denizbank kk</text:p>
          </table:table-cell>
          <table:table-cell table:style-name="ce68"/>
          <table:table-cell office:value-type="float" office:value="140" table:style-name="ce69">
            <text:p>140,00</text:p>
          </table:table-cell>
          <table:table-cell office:value-type="float" office:value="4711.2699999999995" table:formula="of:=[.F61]+[.E62]-[.D62]" table:style-name="ce75">
            <text:p>4.711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28T00:00:00" table:style-name="ce98">
            <text:p>28.4.23</text:p>
          </table:table-cell>
          <table:table-cell office:value-type="string" table:style-name="ce67">
            <text:p>Sebze – deniz kk</text:p>
          </table:table-cell>
          <table:table-cell table:style-name="ce68"/>
          <table:table-cell office:value-type="float" office:value="35.78" table:style-name="ce69">
            <text:p>35,78</text:p>
          </table:table-cell>
          <table:table-cell office:value-type="float" office:value="4747.0499999999993" table:formula="of:=[.F62]+[.E63]-[.D63]" table:style-name="ce75">
            <text:p>4.747,05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19T00:00:00" table:style-name="ce98">
            <text:p>19.4.23</text:p>
          </table:table-cell>
          <table:table-cell office:value-type="string" table:style-name="ce67">
            <text:p>merdal kipel 5 boy profil hesabı</text:p>
          </table:table-cell>
          <table:table-cell office:value-type="float" office:value="1500" table:style-name="ce68">
            <text:p>1.500,00</text:p>
          </table:table-cell>
          <table:table-cell table:style-name="ce69"/>
          <table:table-cell office:value-type="float" office:value="3247.0499999999993" table:formula="of:=[.F63]+[.E64]-[.D64]" table:style-name="ce75">
            <text:p>3.247,05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4-19T00:00:00" table:style-name="ce98">
            <text:p>19.4.23</text:p>
          </table:table-cell>
          <table:table-cell office:value-type="string" table:style-name="ce67">
            <text:p>merdal kipel DENİZLİK hesabı</text:p>
          </table:table-cell>
          <table:table-cell office:value-type="float" office:value="375" table:style-name="ce68">
            <text:p>375,00</text:p>
          </table:table-cell>
          <table:table-cell table:style-name="ce69"/>
          <table:table-cell office:value-type="float" office:value="2872.0499999999993" table:formula="of:=[.F64]+[.E65]-[.D65]" table:style-name="ce75">
            <text:p>2.872,05</text:p>
          </table:table-cell>
          <table:table-cell table:number-columns-repeated="16378"/>
        </table:table-row>
        <table:table-row table:style-name="ro11">
          <table:table-cell/>
          <table:table-cell table:style-name="ce98"/>
          <table:table-cell table:style-name="ce67"/>
          <table:table-cell table:style-name="ce68"/>
          <table:table-cell table:style-name="ce69"/>
          <table:table-cell office:value-type="float" office:value="2872.0499999999993" table:formula="of:=[.F65]+[.E66]-[.D66]" table:style-name="ce75">
            <text:p>2.872,05</text:p>
          </table:table-cell>
          <table:table-cell table:number-columns-repeated="16378"/>
        </table:table-row>
        <table:table-row table:style-name="ro11">
          <table:table-cell/>
          <table:table-cell table:style-name="ce98"/>
          <table:table-cell office:value-type="string" table:style-name="ce80">
            <text:p>ay toplamı</text:p>
          </table:table-cell>
          <table:table-cell office:value-type="float" office:value="10275" table:formula="of:=SUM([.D45:.D66])" table:style-name="ce81">
            <text:p>10.275,00</text:p>
          </table:table-cell>
          <table:table-cell office:value-type="float" office:value="9667.6700000000019" table:formula="of:=SUM([.E45:.E66])" table:style-name="ce82">
            <text:p>9.667,67</text:p>
          </table:table-cell>
          <table:table-cell table:style-name="ce68"/>
          <table:table-cell table:number-columns-repeated="16378"/>
        </table:table-row>
        <table:table-row table:style-name="ro11">
          <table:table-cell table:number-columns-repeated="16384"/>
        </table:table-row>
        <table:table-row table:style-name="ro11">
          <table:table-cell/>
          <table:table-cell office:value-type="date" office:date-value="2023-05-10T00:00:00" table:style-name="ce98">
            <text:p>10.5.23</text:p>
          </table:table-cell>
          <table:table-cell office:value-type="string" table:style-name="ce67">
            <text:p>pide et sebze</text:p>
          </table:table-cell>
          <table:table-cell table:style-name="ce68"/>
          <table:table-cell office:value-type="float" office:value="197.07" table:style-name="ce69">
            <text:p>197,07</text:p>
          </table:table-cell>
          <table:table-cell office:value-type="float" office:value="3069.1199999999994" table:formula="of:=[.F65]+[.E69]-[.D69]" table:style-name="ce75">
            <text:p>3.069,1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15T00:00:00" table:style-name="ce98">
            <text:p>15.5.23</text:p>
          </table:table-cell>
          <table:table-cell office:value-type="string" table:style-name="ce67">
            <text:p>aliden nakit alınan ziraat için</text:p>
          </table:table-cell>
          <table:table-cell office:value-type="float" office:value="3000" table:style-name="ce68">
            <text:p>3.000,00</text:p>
          </table:table-cell>
          <table:table-cell table:style-name="ce69"/>
          <table:table-cell office:value-type="float" office:value="69.119999999999436" table:formula="of:=[.F69]+[.E70]-[.D70]" table:style-name="ce75">
            <text:p>69,1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15T00:00:00" table:style-name="ce98">
            <text:p>15.5.23</text:p>
          </table:table-cell>
          <table:table-cell office:value-type="string" table:style-name="ce67">
            <text:p>Ziraat 5004 e havale</text:p>
          </table:table-cell>
          <table:table-cell table:style-name="ce68"/>
          <table:table-cell office:value-type="float" office:value="3450" table:style-name="ce69">
            <text:p>3.450,00</text:p>
          </table:table-cell>
          <table:table-cell office:value-type="float" office:value="3519.1199999999994" table:formula="of:=[.F70]+[.E71]-[.D71]" table:style-name="ce75">
            <text:p>3.519,1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15T00:00:00" table:style-name="ce98">
            <text:p>15.5.23</text:p>
          </table:table-cell>
          <table:table-cell office:value-type="string" table:style-name="ce67">
            <text:p>Et 700 gr 14 pide</text:p>
          </table:table-cell>
          <table:table-cell table:style-name="ce68"/>
          <table:table-cell office:value-type="float" office:value="190" table:style-name="ce69">
            <text:p>190,00</text:p>
          </table:table-cell>
          <table:table-cell office:value-type="float" office:value="3709.1199999999994" table:formula="of:=[.F71]+[.E72]-[.D72]" table:style-name="ce75">
            <text:p>3.709,1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24T00:00:00" table:style-name="ce104">
            <text:p>24.5.23</text:p>
          </table:table-cell>
          <table:table-cell office:value-type="string" table:style-name="ce87">
            <text:p>ET 2 GÜNLÜK</text:p>
          </table:table-cell>
          <table:table-cell table:style-name="ce88"/>
          <table:table-cell office:value-type="float" office:value="350" table:style-name="ce89">
            <text:p>350,00</text:p>
          </table:table-cell>
          <table:table-cell office:value-type="float" office:value="4059.1199999999994" table:formula="of:=[.F72]+[.E73]-[.D73]" table:style-name="ce75">
            <text:p>4.059,12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24T00:00:00" table:style-name="ce104">
            <text:p>24.5.23</text:p>
          </table:table-cell>
          <table:table-cell office:value-type="string" table:style-name="ce87">
            <text:p>SEBZE</text:p>
          </table:table-cell>
          <table:table-cell table:style-name="ce88"/>
          <table:table-cell office:value-type="float" office:value="63.15" table:style-name="ce89">
            <text:p>63,15</text:p>
          </table:table-cell>
          <table:table-cell office:value-type="float" office:value="4122.2699999999995" table:formula="of:=[.F73]+[.E74]-[.D74]" table:style-name="ce75">
            <text:p>4.122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26T00:00:00" table:style-name="ce104">
            <text:p>26.5.23</text:p>
          </table:table-cell>
          <table:table-cell office:value-type="string" table:style-name="ce87">
            <text:p>ET</text:p>
          </table:table-cell>
          <table:table-cell table:style-name="ce88"/>
          <table:table-cell office:value-type="float" office:value="200" table:style-name="ce89">
            <text:p>200,00</text:p>
          </table:table-cell>
          <table:table-cell office:value-type="float" office:value="4322.2699999999995" table:formula="of:=[.F74]+[.E75]-[.D75]" table:style-name="ce75">
            <text:p>4.322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29T00:00:00" table:style-name="ce104">
            <text:p>29.5.23</text:p>
          </table:table-cell>
          <table:table-cell office:value-type="string" table:style-name="ce87">
            <text:p>ET</text:p>
          </table:table-cell>
          <table:table-cell table:style-name="ce88"/>
          <table:table-cell office:value-type="float" office:value="150" table:style-name="ce89">
            <text:p>150,00</text:p>
          </table:table-cell>
          <table:table-cell office:value-type="float" office:value="4472.2699999999995" table:formula="of:=[.F75]+[.E76]-[.D76]" table:style-name="ce75">
            <text:p>4.472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31T00:00:00" table:style-name="ce104">
            <text:p>31.5.23</text:p>
          </table:table-cell>
          <table:table-cell office:value-type="string" table:style-name="ce87">
            <text:p>ET 750 GR 14 PİDE- KIYMA KG 300</text:p>
          </table:table-cell>
          <table:table-cell table:style-name="ce88"/>
          <table:table-cell office:value-type="float" office:value="225" table:style-name="ce90">
            <text:p>225,00</text:p>
          </table:table-cell>
          <table:table-cell office:value-type="float" office:value="4697.2699999999995" table:formula="of:=[.F76]+[.E77]-[.D77]" table:style-name="ce75">
            <text:p>4.697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5-31T00:00:00" table:style-name="ce98">
            <text:p>31.5.23</text:p>
          </table:table-cell>
          <table:table-cell office:value-type="string" table:style-name="ce67">
            <text:p>FIRIN PİDE</text:p>
          </table:table-cell>
          <table:table-cell table:style-name="ce68"/>
          <table:table-cell office:value-type="float" office:value="105" table:style-name="ce69">
            <text:p>105,00</text:p>
          </table:table-cell>
          <table:table-cell office:value-type="float" office:value="4802.2699999999995" table:formula="of:=[.F77]+[.E78]-[.D78]" table:style-name="ce75">
            <text:p>4.802,27</text:p>
          </table:table-cell>
          <table:table-cell table:number-columns-repeated="16378"/>
        </table:table-row>
        <table:table-row table:style-name="ro11">
          <table:table-cell/>
          <table:table-cell table:style-name="ce98"/>
          <table:table-cell table:style-name="ce67"/>
          <table:table-cell table:style-name="ce68"/>
          <table:table-cell table:style-name="ce69"/>
          <table:table-cell office:value-type="float" office:value="4802.2699999999995" table:formula="of:=[.F78]+[.E79]-[.D79]" table:style-name="ce75">
            <text:p>4.802,27</text:p>
          </table:table-cell>
          <table:table-cell table:number-columns-repeated="16378"/>
        </table:table-row>
        <table:table-row table:style-name="ro11">
          <table:table-cell/>
          <table:table-cell table:style-name="ce98"/>
          <table:table-cell office:value-type="string" table:style-name="ce80">
            <text:p>ay toplamı</text:p>
          </table:table-cell>
          <table:table-cell office:value-type="float" office:value="3000" table:formula="of:=SUM([.D69:.D79])" table:style-name="ce81">
            <text:p>3.000,00</text:p>
          </table:table-cell>
          <table:table-cell office:value-type="float" office:value="4930.2199999999993" table:formula="of:=SUM([.E69:.E79])" table:style-name="ce82">
            <text:p>4.930,22</text:p>
          </table:table-cell>
          <table:table-cell table:style-name="ce68"/>
          <table:table-cell table:number-columns-repeated="16378"/>
        </table:table-row>
        <table:table-row table:style-name="ro11">
          <table:table-cell table:number-columns-repeated="16384"/>
        </table:table-row>
        <table:table-row table:style-name="ro11">
          <table:table-cell/>
          <table:table-cell table:style-name="ce98"/>
          <table:table-cell table:style-name="ce67"/>
          <table:table-cell table:style-name="ce68"/>
          <table:table-cell table:style-name="ce69"/>
          <table:table-cell office:value-type="float" office:value="4802.2699999999995" table:formula="of:=[.F79]+[.E82]-[.D82]" table:style-name="ce75">
            <text:p>4.802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6-03T00:00:00" table:style-name="ce98">
            <text:p>3.6.23</text:p>
          </table:table-cell>
          <table:table-cell office:value-type="string" table:style-name="ce67">
            <text:p>et</text:p>
          </table:table-cell>
          <table:table-cell table:style-name="ce68"/>
          <table:table-cell office:value-type="float" office:value="180" table:style-name="ce69">
            <text:p>180,00</text:p>
          </table:table-cell>
          <table:table-cell office:value-type="float" office:value="4982.2699999999995" table:formula="of:=[.F82]+[.E83]-[.D83]" table:style-name="ce75">
            <text:p>4.982,2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6-05T00:00:00" table:style-name="ce105">
            <text:p>5.6.23</text:p>
          </table:table-cell>
          <table:table-cell office:value-type="string" table:style-name="ce91">
            <text:p>ERENLER</text:p>
          </table:table-cell>
          <table:table-cell table:style-name="ce66"/>
          <table:table-cell office:value-type="float" office:value="112.11" table:style-name="ce92">
            <text:p>112,11</text:p>
          </table:table-cell>
          <table:table-cell office:value-type="float" office:value="5094.3799999999992" table:formula="of:=[.F83]+[.E84]-[.D84]" table:style-name="ce75">
            <text:p>5.094,38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6-05T00:00:00" table:style-name="ce105">
            <text:p>5.6.23</text:p>
          </table:table-cell>
          <table:table-cell office:value-type="string" table:style-name="ce91">
            <text:p>ET</text:p>
          </table:table-cell>
          <table:table-cell table:style-name="ce66"/>
          <table:table-cell office:value-type="float" office:value="150" table:style-name="ce92">
            <text:p>150,00</text:p>
          </table:table-cell>
          <table:table-cell office:value-type="float" office:value="5244.3799999999992" table:formula="of:=[.F84]+[.E85]-[.D85]" table:style-name="ce75">
            <text:p>5.244,38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6-07T00:00:00" table:style-name="ce105">
            <text:p>7.6.23</text:p>
          </table:table-cell>
          <table:table-cell office:value-type="string" table:style-name="ce91">
            <text:p>ET</text:p>
          </table:table-cell>
          <table:table-cell table:style-name="ce66"/>
          <table:table-cell office:value-type="float" office:value="250" table:style-name="ce92">
            <text:p>250,00</text:p>
          </table:table-cell>
          <table:table-cell office:value-type="float" office:value="5494.3799999999992" table:formula="of:=[.F85]+[.E86]-[.D86]" table:style-name="ce75">
            <text:p>5.494,38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6-08T00:00:00" table:style-name="ce105">
            <text:p>8.6.23</text:p>
          </table:table-cell>
          <table:table-cell office:value-type="string" table:style-name="ce91">
            <text:p>ET</text:p>
          </table:table-cell>
          <table:table-cell table:style-name="ce66"/>
          <table:table-cell office:value-type="float" office:value="250" table:style-name="ce92">
            <text:p>250,00</text:p>
          </table:table-cell>
          <table:table-cell office:value-type="float" office:value="5744.3799999999992" table:formula="of:=[.F86]+[.E87]-[.D87]" table:style-name="ce75">
            <text:p>5.744,38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6-09T00:00:00" table:style-name="ce105">
            <text:p>9.6.23</text:p>
          </table:table-cell>
          <table:table-cell office:value-type="string" table:style-name="ce1">
            <text:p>TRANSİT ÇEŞME MAZOT</text:p>
          </table:table-cell>
          <table:table-cell table:style-name="ce66"/>
          <table:table-cell office:value-type="float" office:value="1420" table:style-name="ce92">
            <text:p>1.420,00</text:p>
          </table:table-cell>
          <table:table-cell office:value-type="float" office:value="7164.3799999999992" table:formula="of:=[.F87]+[.E88]-[.D88]" table:style-name="ce75">
            <text:p>7.164,38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6-10T00:00:00" table:style-name="ce105">
            <text:p>10.6.23</text:p>
          </table:table-cell>
          <table:table-cell office:value-type="string" table:style-name="ce1">
            <text:p>ÇEŞME İŞÇİ YEMEK</text:p>
          </table:table-cell>
          <table:table-cell table:style-name="ce66"/>
          <table:table-cell office:value-type="float" office:value="242.56" table:style-name="ce92">
            <text:p>242,56</text:p>
          </table:table-cell>
          <table:table-cell office:value-type="float" office:value="7406.94" table:formula="of:=[.F88]+[.E89]-[.D89]" table:style-name="ce75">
            <text:p>7.406,94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6-14T00:00:00" table:style-name="ce105">
            <text:p>14.6.23</text:p>
          </table:table-cell>
          <table:table-cell office:value-type="string" table:style-name="ce1">
            <text:p>ET</text:p>
          </table:table-cell>
          <table:table-cell table:style-name="ce66"/>
          <table:table-cell office:value-type="float" office:value="200" table:style-name="ce92">
            <text:p>200,00</text:p>
          </table:table-cell>
          <table:table-cell office:value-type="float" office:value="7606.94" table:formula="of:=[.F89]+[.E90]-[.D90]" table:style-name="ce75">
            <text:p>7.606,94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6-14T00:00:00" table:style-name="ce105">
            <text:p>14.6.23</text:p>
          </table:table-cell>
          <table:table-cell office:value-type="string" table:style-name="ce1">
            <text:p>ERENLER</text:p>
          </table:table-cell>
          <table:table-cell table:style-name="ce66"/>
          <table:table-cell office:value-type="float" office:value="61.41" table:style-name="ce92">
            <text:p>61,41</text:p>
          </table:table-cell>
          <table:table-cell office:value-type="float" office:value="7668.3499999999995" table:formula="of:=[.F90]+[.E91]-[.D91]" table:style-name="ce75">
            <text:p>7.668,35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6-15T00:00:00" table:style-name="ce105">
            <text:p>15.6.23</text:p>
          </table:table-cell>
          <table:table-cell office:value-type="string" table:style-name="ce1">
            <text:p>ET</text:p>
          </table:table-cell>
          <table:table-cell table:style-name="ce66"/>
          <table:table-cell office:value-type="float" office:value="200" table:style-name="ce92">
            <text:p>200,00</text:p>
          </table:table-cell>
          <table:table-cell office:value-type="float" office:value="7868.3499999999995" table:formula="of:=[.F91]+[.E92]-[.D92]" table:style-name="ce75">
            <text:p>7.868,35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6-30T00:00:00" table:style-name="ce105">
            <text:p>30.6.23</text:p>
          </table:table-cell>
          <table:table-cell office:value-type="string" table:style-name="ce1">
            <text:p>Ali Paşa kira</text:p>
          </table:table-cell>
          <table:table-cell table:style-name="ce66"/>
          <table:table-cell office:value-type="float" office:value="10833" table:style-name="ce92">
            <text:p>10.833,00</text:p>
          </table:table-cell>
          <table:table-cell office:value-type="float" office:value="18701.349999999999" table:formula="of:=[.F92]+[.E93]-[.D93]" table:style-name="ce75">
            <text:p>18.701,35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6-19T00:00:00" table:style-name="ce105">
            <text:p>19.6.23</text:p>
          </table:table-cell>
          <table:table-cell office:value-type="string" table:style-name="ce1">
            <text:p>et</text:p>
          </table:table-cell>
          <table:table-cell table:style-name="ce66"/>
          <table:table-cell office:value-type="float" office:value="250" table:style-name="ce92">
            <text:p>250,00</text:p>
          </table:table-cell>
          <table:table-cell office:value-type="float" office:value="18951.349999999999" table:formula="of:=[.F93]+[.E94]-[.D94]" table:style-name="ce75">
            <text:p>18.951,35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6-15T00:00:00" table:style-name="ce98">
            <text:p>15.6.23</text:p>
          </table:table-cell>
          <table:table-cell office:value-type="string" table:style-name="ce67">
            <text:p>balmerden havale</text:p>
          </table:table-cell>
          <table:table-cell office:value-type="float" office:value="3500" table:style-name="ce68">
            <text:p>3.500,00</text:p>
          </table:table-cell>
          <table:table-cell table:style-name="ce69"/>
          <table:table-cell office:value-type="float" office:value="15451.349999999999" table:formula="of:=[.F94]+[.E95]-[.D95]" table:style-name="ce75">
            <text:p>15.451,35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6-15T00:00:00" table:style-name="ce98">
            <text:p>15.6.23</text:p>
          </table:table-cell>
          <table:table-cell office:value-type="string" table:style-name="ce67">
            <text:p>ziraate havale</text:p>
          </table:table-cell>
          <table:table-cell table:style-name="ce68"/>
          <table:table-cell office:value-type="float" office:value="3500" table:style-name="ce69">
            <text:p>3.500,00</text:p>
          </table:table-cell>
          <table:table-cell office:value-type="float" office:value="18951.349999999999" table:formula="of:=[.F95]+[.E96]-[.D96]" table:style-name="ce75">
            <text:p>18.951,35</text:p>
          </table:table-cell>
          <table:table-cell table:number-columns-repeated="16378"/>
        </table:table-row>
        <table:table-row table:style-name="ro11">
          <table:table-cell/>
          <table:table-cell table:style-name="ce98"/>
          <table:table-cell table:style-name="ce67"/>
          <table:table-cell table:style-name="ce68"/>
          <table:table-cell table:style-name="ce69"/>
          <table:table-cell office:value-type="float" office:value="18951.349999999999" table:formula="of:=[.F96]+[.E97]-[.D97]" table:style-name="ce75">
            <text:p>18.951,35</text:p>
          </table:table-cell>
          <table:table-cell table:number-columns-repeated="16378"/>
        </table:table-row>
        <table:table-row table:style-name="ro11">
          <table:table-cell/>
          <table:table-cell table:style-name="ce98"/>
          <table:table-cell office:value-type="string" table:style-name="ce80">
            <text:p>ay toplamı</text:p>
          </table:table-cell>
          <table:table-cell office:value-type="float" office:value="3500" table:formula="of:=SUM([.D86:.D97])" table:style-name="ce81">
            <text:p>3.500,00</text:p>
          </table:table-cell>
          <table:table-cell office:value-type="float" office:value="17649.080000000002" table:formula="of:=SUM([.E82:.E97])" table:style-name="ce82">
            <text:p>17.649,08</text:p>
          </table:table-cell>
          <table:table-cell table:style-name="ce68"/>
          <table:table-cell table:number-columns-repeated="16378"/>
        </table:table-row>
        <table:table-row table:style-name="ro11">
          <table:table-cell table:number-columns-repeated="16384"/>
        </table:table-row>
        <table:table-row table:style-name="ro11">
          <table:table-cell/>
          <table:table-cell table:style-name="ce98"/>
          <table:table-cell table:style-name="ce67"/>
          <table:table-cell table:style-name="ce68"/>
          <table:table-cell table:style-name="ce69"/>
          <table:table-cell office:value-type="float" office:value="18951.349999999999" table:formula="of:=[.F97]+[.E100]-[.D100]" table:style-name="ce75">
            <text:p>18.951,35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7-10T00:00:00" table:style-name="ce98">
            <text:p>10.7.23</text:p>
          </table:table-cell>
          <table:table-cell office:value-type="string" table:style-name="ce67">
            <text:p>salih kaymaktan Aliye nakit verilen</text:p>
          </table:table-cell>
          <table:table-cell table:style-name="ce68"/>
          <table:table-cell office:value-type="float" office:value="2800" table:style-name="ce69">
            <text:p>2.800,00</text:p>
          </table:table-cell>
          <table:table-cell office:value-type="float" office:value="21751.35" table:formula="of:=[.F100]+[.E101]-[.D101]" table:style-name="ce75">
            <text:p>21.751,35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7-12T00:00:00" table:style-name="ce98">
            <text:p>12.7.23</text:p>
          </table:table-cell>
          <table:table-cell office:value-type="string" table:style-name="ce67">
            <text:p>aliden nakit</text:p>
          </table:table-cell>
          <table:table-cell office:value-type="float" office:value="6050" table:style-name="ce68">
            <text:p>6.050,00</text:p>
          </table:table-cell>
          <table:table-cell table:style-name="ce69"/>
          <table:table-cell office:value-type="float" office:value="15701.349999999999" table:formula="of:=[.F101]+[.E102]-[.D102]" table:style-name="ce75">
            <text:p>15.701,35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7-12T00:00:00" table:style-name="ce98">
            <text:p>12.7.23</text:p>
          </table:table-cell>
          <table:table-cell office:value-type="string" table:style-name="ce67">
            <text:p>ziraate havale</text:p>
          </table:table-cell>
          <table:table-cell table:style-name="ce68"/>
          <table:table-cell office:value-type="float" office:value="3450" table:style-name="ce69">
            <text:p>3.450,00</text:p>
          </table:table-cell>
          <table:table-cell office:value-type="float" office:value="19151.349999999999" table:formula="of:=[.F102]+[.E103]-[.D103]" table:style-name="ce75">
            <text:p>19.151,35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7-12T00:00:00" table:style-name="ce98">
            <text:p>12.7.23</text:p>
          </table:table-cell>
          <table:table-cell office:value-type="string" table:style-name="ce67">
            <text:p>et</text:p>
          </table:table-cell>
          <table:table-cell table:style-name="ce68"/>
          <table:table-cell office:value-type="float" office:value="150" table:style-name="ce69">
            <text:p>150,00</text:p>
          </table:table-cell>
          <table:table-cell office:value-type="float" office:value="19301.349999999999" table:formula="of:=[.F103]+[.E104]-[.D104]" table:style-name="ce75">
            <text:p>19.301,35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7-12T00:00:00" table:style-name="ce98">
            <text:p>12.7.23</text:p>
          </table:table-cell>
          <table:table-cell office:value-type="string" table:style-name="ce67">
            <text:p>sebze yağ</text:p>
          </table:table-cell>
          <table:table-cell table:style-name="ce68"/>
          <table:table-cell office:value-type="float" office:value="146.88999999999999" table:style-name="ce69">
            <text:p>146,89</text:p>
          </table:table-cell>
          <table:table-cell office:value-type="float" office:value="19448.239999999998" table:formula="of:=[.F104]+[.E105]-[.D105]" table:style-name="ce75">
            <text:p>19.448,24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7-13T00:00:00" table:style-name="ce98">
            <text:p>13.7.23</text:p>
          </table:table-cell>
          <table:table-cell office:value-type="string" table:style-name="ce67">
            <text:p>et</text:p>
          </table:table-cell>
          <table:table-cell table:style-name="ce68"/>
          <table:table-cell office:value-type="float" office:value="150" table:style-name="ce69">
            <text:p>150,00</text:p>
          </table:table-cell>
          <table:table-cell office:value-type="float" office:value="19598.239999999998" table:formula="of:=[.F105]+[.E106]-[.D106]" table:style-name="ce75">
            <text:p>19.598,24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7-14T00:00:00" table:style-name="ce98">
            <text:p>14.7.23</text:p>
          </table:table-cell>
          <table:table-cell office:value-type="string" table:style-name="ce67">
            <text:p>et</text:p>
          </table:table-cell>
          <table:table-cell table:style-name="ce68"/>
          <table:table-cell office:value-type="float" office:value="150" table:style-name="ce69">
            <text:p>150,00</text:p>
          </table:table-cell>
          <table:table-cell office:value-type="float" office:value="19748.239999999998" table:formula="of:=[.F106]+[.E107]-[.D107]" table:style-name="ce75">
            <text:p>19.748,24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7-17T00:00:00" table:style-name="ce98">
            <text:p>17.7.23</text:p>
          </table:table-cell>
          <table:table-cell office:value-type="string" table:style-name="ce67">
            <text:p>et</text:p>
          </table:table-cell>
          <table:table-cell table:style-name="ce68"/>
          <table:table-cell office:value-type="float" office:value="150" table:style-name="ce69">
            <text:p>150,00</text:p>
          </table:table-cell>
          <table:table-cell office:value-type="float" office:value="19898.239999999998" table:formula="of:=[.F107]+[.E108]-[.D108]" table:style-name="ce75">
            <text:p>19.898,24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7-18T00:00:00" table:style-name="ce98">
            <text:p>18.7.23</text:p>
          </table:table-cell>
          <table:table-cell office:value-type="string" table:style-name="ce67">
            <text:p>et</text:p>
          </table:table-cell>
          <table:table-cell table:style-name="ce68"/>
          <table:table-cell office:value-type="float" office:value="160" table:style-name="ce69">
            <text:p>160,00</text:p>
          </table:table-cell>
          <table:table-cell office:value-type="float" office:value="20058.239999999998" table:formula="of:=[.F108]+[.E109]-[.D109]" table:style-name="ce75">
            <text:p>20.058,24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7-22T00:00:00" table:style-name="ce105">
            <text:p>22.7.23</text:p>
          </table:table-cell>
          <table:table-cell office:value-type="string" table:style-name="ce1">
            <text:p>erenler</text:p>
          </table:table-cell>
          <table:table-cell table:style-name="ce66"/>
          <table:table-cell office:value-type="float" office:value="20.059999999999999" table:style-name="ce69">
            <text:p>20,06</text:p>
          </table:table-cell>
          <table:table-cell office:value-type="float" office:value="20078.3" table:formula="of:=[.F109]+[.E110]-[.D110]" table:style-name="ce75">
            <text:p>20.078,3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7-27T00:00:00" table:style-name="ce105">
            <text:p>27.7.23</text:p>
          </table:table-cell>
          <table:table-cell office:value-type="string" table:style-name="ce91">
            <text:p>et</text:p>
          </table:table-cell>
          <table:table-cell table:style-name="ce93"/>
          <table:table-cell office:value-type="float" office:value="150" table:style-name="ce94">
            <text:p>150</text:p>
          </table:table-cell>
          <table:table-cell office:value-type="float" office:value="20228.3" table:formula="of:=[.F110]+[.E111]-[.D111]" table:style-name="ce75">
            <text:p>20.228,30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7-28T00:00:00" table:style-name="ce105">
            <text:p>28.7.23</text:p>
          </table:table-cell>
          <table:table-cell office:value-type="string" table:style-name="ce91">
            <text:p>toyota gaz afyon</text:p>
          </table:table-cell>
          <table:table-cell table:style-name="ce93"/>
          <table:table-cell office:value-type="float" office:value="555.87" table:style-name="ce95">
            <text:p>555,87</text:p>
          </table:table-cell>
          <table:table-cell office:value-type="float" office:value="20784.169999999998" table:formula="of:=[.F111]+[.E112]-[.D112]" table:style-name="ce75">
            <text:p>20.784,1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7-29T00:00:00" table:style-name="ce105">
            <text:p>29.7.23</text:p>
          </table:table-cell>
          <table:table-cell office:value-type="string" table:style-name="ce1">
            <text:p>toyota gaz izmir</text:p>
          </table:table-cell>
          <table:table-cell table:style-name="ce66"/>
          <table:table-cell office:value-type="float" office:value="400" table:style-name="ce83">
            <text:p>400</text:p>
          </table:table-cell>
          <table:table-cell office:value-type="float" office:value="21184.17" table:formula="of:=[.F112]+[.E113]-[.D113]" table:style-name="ce75">
            <text:p>21.184,1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7-29T00:00:00" table:style-name="ce105">
            <text:p>29.7.23</text:p>
          </table:table-cell>
          <table:table-cell office:value-type="string" table:style-name="ce1">
            <text:p>işçi yemek</text:p>
          </table:table-cell>
          <table:table-cell table:style-name="ce66"/>
          <table:table-cell office:value-type="float" office:value="266" table:style-name="ce83">
            <text:p>266</text:p>
          </table:table-cell>
          <table:table-cell office:value-type="float" office:value="21450.17" table:formula="of:=[.F113]+[.E114]-[.D114]" table:style-name="ce75">
            <text:p>21.450,17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9-30T00:00:00" table:style-name="ce105">
            <text:p>30.9.23</text:p>
          </table:table-cell>
          <table:table-cell office:value-type="string" table:style-name="ce1">
            <text:p>toyota gaz çorum</text:p>
          </table:table-cell>
          <table:table-cell table:style-name="ce66"/>
          <table:table-cell office:value-type="float" office:value="489.97" table:style-name="ce96">
            <text:p>489,97</text:p>
          </table:table-cell>
          <table:table-cell office:value-type="float" office:value="21940.14" table:formula="of:=[.F114]+[.E115]-[.D115]" table:style-name="ce75">
            <text:p>21.940,14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7-31T00:00:00" table:style-name="ce98">
            <text:p>31.7.23</text:p>
          </table:table-cell>
          <table:table-cell office:value-type="string" table:style-name="ce67">
            <text:p>hasan avşardan havale</text:p>
          </table:table-cell>
          <table:table-cell office:value-type="float" office:value="1000" table:style-name="ce68">
            <text:p>1.000,00</text:p>
          </table:table-cell>
          <table:table-cell table:style-name="ce83"/>
          <table:table-cell office:value-type="float" office:value="20940.14" table:formula="of:=[.F115]+[.E116]-[.D116]" table:style-name="ce75">
            <text:p>20.940,14</text:p>
          </table:table-cell>
          <table:table-cell table:number-columns-repeated="16378"/>
        </table:table-row>
        <table:table-row table:style-name="ro11">
          <table:table-cell/>
          <table:table-cell table:style-name="ce98"/>
          <table:table-cell table:style-name="ce67"/>
          <table:table-cell table:style-name="ce68"/>
          <table:table-cell table:style-name="ce83"/>
          <table:table-cell office:value-type="float" office:value="20940.14" table:formula="of:=[.F116]+[.E117]-[.D117]" table:style-name="ce75">
            <text:p>20.940,14</text:p>
          </table:table-cell>
          <table:table-cell table:number-columns-repeated="16378"/>
        </table:table-row>
        <table:table-row table:style-name="ro11">
          <table:table-cell/>
          <table:table-cell table:style-name="ce105"/>
          <table:table-cell office:value-type="string" table:style-name="ce106">
            <text:p><text:a xlink:href="../2007-2022-hesap%20toplamlar/2007-07-2023-slnKTOPLAM-AliBALCIda.pdf">2007-2022-hesap toplamlar\2007-07-2023-slnKTOPLAM-AliBALCIda.pdf</text:a></text:p>
          </table:table-cell>
          <table:table-cell table:style-name="ce66"/>
          <table:table-cell table:style-name="ce97"/>
          <table:table-cell office:value-type="float" office:value="20940.14" table:formula="of:=[.F117]+[.E118]-[.D118]" table:style-name="ce75">
            <text:p>20.940,14</text:p>
          </table:table-cell>
          <table:table-cell table:number-columns-repeated="16378"/>
        </table:table-row>
        <table:table-row table:style-name="ro11">
          <table:table-cell/>
          <table:table-cell table:style-name="ce105"/>
          <table:table-cell office:value-type="string" table:style-name="ce106">
            <text:p><text:a xlink:href="../2007-2022-hesap%20toplamlar/2023-dogusTOPLAM-AliBALCIda.pdf">2007-2022-hesap toplamlar\2023-dogusTOPLAM-AliBALCIda.pdf</text:a></text:p>
          </table:table-cell>
          <table:table-cell table:style-name="ce66"/>
          <table:table-cell table:style-name="ce97"/>
          <table:table-cell office:value-type="float" office:value="20940.14" table:formula="of:=[.F118]+[.E119]-[.D119]" table:style-name="ce75">
            <text:p>20.940,14</text:p>
          </table:table-cell>
          <table:table-cell table:number-columns-repeated="16378"/>
        </table:table-row>
        <table:table-row table:style-name="ro11">
          <table:table-cell/>
          <table:table-cell table:style-name="ce105"/>
          <table:table-cell office:value-type="string" table:style-name="ce1">
            <text:p>TOPLAM HESAPlar PDF OLARAK ALİ BALCI YA VERİLDİ</text:p>
          </table:table-cell>
          <table:table-cell table:style-name="ce66"/>
          <table:table-cell table:style-name="ce97"/>
          <table:table-cell office:value-type="float" office:value="20940.14" table:formula="of:=[.F119]+[.E120]-[.D120]" table:style-name="ce75">
            <text:p>20.940,14</text:p>
          </table:table-cell>
          <table:table-cell table:number-columns-repeated="16378"/>
        </table:table-row>
        <table:table-row table:style-name="ro11">
          <table:table-cell/>
          <table:table-cell table:style-name="ce105"/>
          <table:table-cell table:style-name="ce1"/>
          <table:table-cell table:style-name="ce66"/>
          <table:table-cell table:style-name="ce97"/>
          <table:table-cell office:value-type="float" office:value="20940.14" table:formula="of:=[.F120]+[.E121]-[.D121]" table:style-name="ce75">
            <text:p>20.940,14</text:p>
          </table:table-cell>
          <table:table-cell table:number-columns-repeated="16378"/>
        </table:table-row>
        <table:table-row table:style-name="ro11">
          <table:table-cell/>
          <table:table-cell table:style-name="ce105"/>
          <table:table-cell office:value-type="string" table:style-name="ce1">
            <text:p>pide</text:p>
          </table:table-cell>
          <table:table-cell table:style-name="ce66"/>
          <table:table-cell office:value-type="float" office:value="150" table:style-name="ce83">
            <text:p>150</text:p>
          </table:table-cell>
          <table:table-cell office:value-type="float" office:value="21090.14" table:formula="of:=[.F121]+[.E122]-[.D122]" table:style-name="ce75">
            <text:p>21.090,14</text:p>
          </table:table-cell>
          <table:table-cell table:number-columns-repeated="16378"/>
        </table:table-row>
        <table:table-row table:style-name="ro11">
          <table:table-cell/>
          <table:table-cell table:style-name="ce105"/>
          <table:table-cell office:value-type="string" table:style-name="ce1">
            <text:p>pide</text:p>
          </table:table-cell>
          <table:table-cell table:style-name="ce66"/>
          <table:table-cell office:value-type="float" office:value="150" table:style-name="ce83">
            <text:p>150</text:p>
          </table:table-cell>
          <table:table-cell office:value-type="float" office:value="21240.14" table:formula="of:=[.F122]+[.E123]-[.D123]" table:style-name="ce75">
            <text:p>21.240,14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8-10T00:00:00" table:style-name="ce105">
            <text:p>10.8.23</text:p>
          </table:table-cell>
          <table:table-cell office:value-type="string" table:style-name="ce1">
            <text:p>pide</text:p>
          </table:table-cell>
          <table:table-cell table:style-name="ce66"/>
          <table:table-cell office:value-type="float" office:value="270" table:style-name="ce83">
            <text:p>270</text:p>
          </table:table-cell>
          <table:table-cell office:value-type="float" office:value="21510.14" table:formula="of:=[.F123]+[.E124]-[.D124]" table:style-name="ce75">
            <text:p>21.510,14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8-11T00:00:00" table:style-name="ce98">
            <text:p>11.8.23</text:p>
          </table:table-cell>
          <table:table-cell office:value-type="string" table:style-name="ce67">
            <text:p>pide</text:p>
          </table:table-cell>
          <table:table-cell table:style-name="ce68"/>
          <table:table-cell office:value-type="float" office:value="365" table:style-name="ce69">
            <text:p>365,00</text:p>
          </table:table-cell>
          <table:table-cell office:value-type="float" office:value="21875.14" table:formula="of:=[.F124]+[.E125]-[.D125]" table:style-name="ce75">
            <text:p>21.875,14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8-10T00:00:00" table:style-name="ce105">
            <text:p>10.8.23</text:p>
          </table:table-cell>
          <table:table-cell office:value-type="string" table:style-name="ce1">
            <text:p>aliden nakit ziraat kredi için</text:p>
          </table:table-cell>
          <table:table-cell office:value-type="float" office:value="3450" table:style-name="ce66">
            <text:p>3450</text:p>
          </table:table-cell>
          <table:table-cell table:style-name="ce69"/>
          <table:table-cell office:value-type="float" office:value="18425.14" table:formula="of:=[.F125]+[.E126]-[.D126]" table:style-name="ce75">
            <text:p>18.425,14</text:p>
          </table:table-cell>
          <table:table-cell table:number-columns-repeated="16378"/>
        </table:table-row>
        <table:table-row table:style-name="ro11">
          <table:table-cell/>
          <table:table-cell office:value-type="date" office:date-value="2023-08-11T00:00:00" table:style-name="ce98">
            <text:p>11.8.23</text:p>
          </table:table-cell>
          <table:table-cell office:value-type="string" table:style-name="ce67">
            <text:p>pervin hesabına ziraat kredi için</text:p>
          </table:table-cell>
          <table:table-cell table:style-name="ce68"/>
          <table:table-cell office:value-type="float" office:value="3450" table:style-name="ce69">
            <text:p>3.450,00</text:p>
          </table:table-cell>
          <table:table-cell office:value-type="float" office:value="21875.14" table:formula="of:=[.F126]+[.E127]-[.D127]" table:style-name="ce75">
            <text:p>21.875,14</text:p>
          </table:table-cell>
          <table:table-cell table:number-columns-repeated="16378"/>
        </table:table-row>
        <table:table-row table:number-rows-repeated="1047162" table:style-name="ro11">
          <table:table-cell table:number-columns-repeated="16384"/>
        </table:table-row>
        <table:table-row table:number-rows-repeated="1284" table:style-name="ro6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Arial1" svg:font-family="Arial1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decimal-places="2" number:min-integer-digits="1" number:grouping="true"/>
    </number:number-style>
    <number:percentage-style style:name="N38" number:language="en" number:country="US">
      <number:number number:decimal-places="2" number:min-decimal-places="2" number:min-integer-digits="1"/>
      <number:text>%</number:text>
    </number:percentage-style>
    <number:date-style style:name="N39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40" number:language="en" number:country="US">
      <number:month number:style="long"/>
      <number:text>.</number:text>
      <number:day number:style="long"/>
      <number:text>.</number:text>
      <number:year/>
    </number:date-style>
    <number:date-style style:name="N41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2" number:language="tr" number:country="TR">
      <number:number number:decimal-places="2" number:min-decimal-places="2" number:min-integer-digits="1" number:grouping="true"/>
    </number:number-style>
    <number:number-style style:name="N43" number:language="en" number:country="US">
      <number:number number:decimal-places="0" number:min-decimal-places="0" number:min-integer-digits="1"/>
    </number:number-style>
    <number:number-style style:name="N44P0">
      <number:number number:decimal-places="2" number:min-decimal-places="2" number:min-integer-digits="1" number:grouping="true"/>
    </number:number-style>
    <number:number-style style:name="N4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4P0"/>
    </number:number-style>
    <number:number-style style:name="N45P0" number:language="tr" number:country="TR">
      <number:number number:decimal-places="2" number:min-decimal-places="2" number:min-integer-digits="1" number:grouping="true"/>
    </number:number-style>
    <number:number-style style:name="N4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decimal-places="0" number:min-integer-digits="1" number:grouping="true"/>
    </number:number-style>
    <number:number-style style:name="N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6P0"/>
    </number:number-style>
    <number:date-style style:name="N47" number:language="tr" number:country="TR">
      <number:day number:style="long"/>
      <number:text>.</number:text>
      <number:month number:style="long"/>
      <number:text>.</number:text>
      <number:year number:style="long"/>
    </number:date-style>
    <number:number-style style:name="N48">
      <number:number number:decimal-places="2" number:min-decimal-places="0" number:min-integer-digits="1" number:grouping="true" number:decimal-replacement=""/>
    </number:number-style>
    <number:date-style style:name="N49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52" number:language="tr" number:country="TR">
      <number:number number:min-integer-digits="1"/>
    </number:number-style>
    <number:currency-style style:name="N53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3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3P0"/>
    </number:currency-style>
    <number:time-style style:name="N5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56P0">
      <number:day/>
      <number:text>.</number:text>
      <number:month/>
      <number:text>.</number:text>
      <number:year/>
    </number:date-style>
    <number:text-style style:name="N56">
      <number:text-content/>
      <style:map style:condition="value()&gt;=0" style:apply-style-name="N56P0"/>
    </number:text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2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3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3">
      <style:table-cell-properties fo:border="thin solid #000080" style:vertical-align="middle" fo:background-color="#FFFFD1"/>
    </style:style>
    <style:style style:name="Result2" style:family="table-cell" style:data-style-name="N54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8-12T04:23:58Z</dc:date>
    <meta:print-date>2023-05-31T14:26:11Z</meta:print-date>
    <meta:editing-cycles>162</meta:editing-cycles>
    <meta:editing-duration>PT44488S</meta:editing-duration>
  </office:meta>
</office:document-meta>
</file>